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svg:font-family="'Google Sans', arial, sans-serif"/>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40pt" fo:font-weight="bold" officeooo:rsid="000dccd5" officeooo:paragraph-rsid="000dccd5" style:font-size-asian="35pt" style:font-weight-asian="bold" style:font-size-complex="40pt" style:font-weight-complex="bold"/>
    </style:style>
    <style:style style:name="P2" style:family="paragraph" style:parent-style-name="Standard">
      <style:text-properties fo:font-size="14pt" officeooo:rsid="000dccd5" officeooo:paragraph-rsid="000dccd5" style:font-size-asian="12.25pt" style:font-size-complex="14pt"/>
    </style:style>
    <style:style style:name="P3" style:family="paragraph" style:parent-style-name="Standard">
      <style:text-properties fo:font-size="14pt" fo:font-weight="bold" officeooo:rsid="0013e53a" officeooo:paragraph-rsid="0013e53a" style:font-size-asian="12.25pt" style:font-weight-asian="bold" style:font-size-complex="14pt" style:font-weight-complex="bold"/>
    </style:style>
    <style:style style:name="P4" style:family="paragraph" style:parent-style-name="Standard">
      <style:text-properties fo:font-size="14pt" fo:font-weight="bold" officeooo:rsid="0019ff87" officeooo:paragraph-rsid="0019ff87" style:font-weight-asian="bold" style:font-weight-complex="bold"/>
    </style:style>
    <style:style style:name="P5" style:family="paragraph" style:parent-style-name="Standard">
      <style:text-properties fo:font-size="14pt" fo:font-weight="bold" officeooo:rsid="001ab432" officeooo:paragraph-rsid="001ab432" style:font-weight-asian="bold" style:font-weight-complex="bold"/>
    </style:style>
    <style:style style:name="P6" style:family="paragraph" style:parent-style-name="Standard">
      <style:text-properties fo:font-size="14pt" fo:font-weight="bold" officeooo:rsid="001b0904" officeooo:paragraph-rsid="001b0904" style:font-weight-asian="bold" style:font-weight-complex="bold"/>
    </style:style>
    <style:style style:name="P7" style:family="paragraph" style:parent-style-name="Standard">
      <style:text-properties fo:font-size="14pt" fo:font-weight="bold" officeooo:rsid="001eb828" officeooo:paragraph-rsid="001eb828" style:font-weight-asian="bold" style:font-weight-complex="bold"/>
    </style:style>
    <style:style style:name="P8" style:family="paragraph" style:parent-style-name="Standard">
      <style:text-properties fo:font-size="14pt" fo:font-weight="bold" officeooo:rsid="00203c3b" officeooo:paragraph-rsid="00203c3b" style:font-weight-asian="bold" style:font-weight-complex="bold"/>
    </style:style>
    <style:style style:name="P9" style:family="paragraph" style:parent-style-name="Standard">
      <style:text-properties fo:font-size="14pt" fo:font-weight="bold" officeooo:rsid="0020ff92" officeooo:paragraph-rsid="0020ff92" style:font-weight-asian="bold" style:font-weight-complex="bold"/>
    </style:style>
    <style:style style:name="P10" style:family="paragraph" style:parent-style-name="Standard">
      <style:text-properties fo:font-size="14pt" fo:font-weight="bold" officeooo:rsid="0022b56d" officeooo:paragraph-rsid="0022b56d" style:font-weight-asian="bold" style:font-weight-complex="bold"/>
    </style:style>
    <style:style style:name="P11" style:family="paragraph" style:parent-style-name="Standard">
      <style:text-properties fo:font-size="14pt" fo:font-weight="bold" officeooo:rsid="00247122" officeooo:paragraph-rsid="00247122" style:font-weight-asian="bold" style:font-weight-complex="bold"/>
    </style:style>
    <style:style style:name="P12" style:family="paragraph" style:parent-style-name="Standard">
      <style:text-properties fo:font-size="14pt" officeooo:paragraph-rsid="000dccd5"/>
    </style:style>
    <style:style style:name="P13" style:family="paragraph" style:parent-style-name="Standard">
      <style:text-properties fo:font-size="14pt" fo:font-style="normal" fo:font-weight="normal" officeooo:rsid="000dccd5" officeooo:paragraph-rsid="000dccd5"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bold" officeooo:rsid="000eff8c" officeooo:paragraph-rsid="000eff8c" style:font-size-asian="12.25pt" style:font-style-asian="normal" style:font-weight-asian="bold" style:font-size-complex="14pt" style:font-style-complex="normal" style:font-weight-complex="bold"/>
    </style:style>
    <style:style style:name="P15" style:family="paragraph" style:parent-style-name="Standard">
      <style:text-properties fo:font-size="14pt" fo:font-style="normal" style:text-underline-style="solid" style:text-underline-width="auto" style:text-underline-color="font-color" fo:font-weight="bold" officeooo:rsid="00111677" officeooo:paragraph-rsid="00111677" style:font-size-asian="12.25pt" style:font-style-asian="normal" style:font-weight-asian="bold" style:font-size-complex="14pt" style:font-style-complex="normal" style:font-weight-complex="bold"/>
    </style:style>
    <style:style style:name="P16" style:family="paragraph" style:parent-style-name="Standard">
      <style:text-properties fo:font-size="14pt" fo:font-style="normal" style:text-underline-style="none" fo:font-weight="bold" officeooo:rsid="00111677" officeooo:paragraph-rsid="00111677" style:font-size-asian="12.25pt" style:font-style-asian="normal" style:font-weight-asian="bold" style:font-size-complex="14pt" style:font-style-complex="normal" style:font-weight-complex="bold"/>
    </style:style>
    <style:style style:name="P17" style:family="paragraph" style:parent-style-name="Standard">
      <style:text-properties fo:font-size="14pt" fo:font-weight="normal" officeooo:rsid="0013e53a" officeooo:paragraph-rsid="0013e53a" style:font-size-asian="12.25pt" style:font-weight-asian="normal" style:font-size-complex="14pt" style:font-weight-complex="normal"/>
    </style:style>
    <style:style style:name="P18" style:family="paragraph" style:parent-style-name="Standard">
      <style:text-properties fo:font-size="14pt" fo:font-weight="normal" officeooo:rsid="00157ce2" officeooo:paragraph-rsid="0013e53a" style:font-size-asian="12.25pt" style:font-weight-asian="normal" style:font-size-complex="14pt" style:font-weight-complex="normal"/>
    </style:style>
    <style:style style:name="P19" style:family="paragraph" style:parent-style-name="Standard">
      <style:text-properties fo:font-size="14pt" fo:font-weight="normal" officeooo:rsid="00157ce2" officeooo:paragraph-rsid="00157ce2" style:font-size-asian="12.25pt" style:font-weight-asian="normal" style:font-size-complex="14pt" style:font-weight-complex="normal"/>
    </style:style>
    <style:style style:name="P20" style:family="paragraph" style:parent-style-name="Standard">
      <style:text-properties fo:font-size="14pt" fo:font-weight="normal" officeooo:rsid="00164a2f" officeooo:paragraph-rsid="00164a2f" style:font-size-asian="12.25pt" style:font-weight-asian="normal" style:font-size-complex="14pt" style:font-weight-complex="normal"/>
    </style:style>
    <style:style style:name="P21" style:family="paragraph" style:parent-style-name="Standard">
      <style:text-properties officeooo:paragraph-rsid="000dccd5"/>
    </style:style>
    <style:style style:name="P22" style:family="paragraph" style:parent-style-name="Standard">
      <style:text-properties fo:font-weight="bold" officeooo:rsid="000dccd5" officeooo:paragraph-rsid="000dccd5" style:font-weight-asian="bold" style:font-weight-complex="bold"/>
    </style:style>
    <style:style style:name="P23" style:family="paragraph" style:parent-style-name="Standard">
      <style:text-properties fo:font-weight="bold" officeooo:rsid="000eff8c" officeooo:paragraph-rsid="000eff8c" style:font-weight-asian="bold" style:font-weight-complex="bold"/>
    </style:style>
    <style:style style:name="P24" style:family="paragraph" style:parent-style-name="Standard">
      <style:text-properties fo:font-weight="bold" officeooo:rsid="0010c833" officeooo:paragraph-rsid="0010c833" style:font-weight-asian="bold" style:font-weight-complex="bold"/>
    </style:style>
    <style:style style:name="P25" style:family="paragraph" style:parent-style-name="Standard">
      <style:text-properties fo:font-weight="bold" officeooo:rsid="00111677" officeooo:paragraph-rsid="00111677" style:font-weight-asian="bold" style:font-weight-complex="bold"/>
    </style:style>
    <style:style style:name="P26" style:family="paragraph" style:parent-style-name="Standard">
      <style:text-properties fo:font-weight="bold" officeooo:rsid="0013e53a" officeooo:paragraph-rsid="0013e53a" style:font-weight-asian="bold" style:font-weight-complex="bold"/>
    </style:style>
    <style:style style:name="P27" style:family="paragraph" style:parent-style-name="Standard">
      <style:text-properties fo:font-weight="bold" officeooo:rsid="00157ce2" officeooo:paragraph-rsid="00157ce2" style:font-weight-asian="bold" style:font-weight-complex="bold"/>
    </style:style>
    <style:style style:name="P28" style:family="paragraph" style:parent-style-name="Standard">
      <style:text-properties fo:font-weight="bold" officeooo:rsid="00164a2f" officeooo:paragraph-rsid="00164a2f" style:font-weight-asian="bold" style:font-weight-complex="bold"/>
    </style:style>
    <style:style style:name="P29" style:family="paragraph" style:parent-style-name="Standard">
      <style:text-properties fo:font-weight="bold" officeooo:paragraph-rsid="00111677"/>
    </style:style>
    <style:style style:name="P30" style:family="paragraph" style:parent-style-name="Standard">
      <style:text-properties fo:font-weight="bold" officeooo:paragraph-rsid="00164a2f"/>
    </style:style>
    <style:style style:name="P31" style:family="paragraph" style:parent-style-name="Standard">
      <style:text-properties fo:font-weight="bold" officeooo:paragraph-rsid="00180808"/>
    </style:style>
    <style:style style:name="P32" style:family="paragraph" style:parent-style-name="Standard">
      <style:text-properties fo:font-weight="bold" officeooo:paragraph-rsid="00157ce2"/>
    </style:style>
    <style:style style:name="P33" style:family="paragraph" style:parent-style-name="Standard">
      <style:text-properties fo:font-weight="bold" officeooo:paragraph-rsid="003a52a8"/>
    </style:style>
    <style:style style:name="P34" style:family="paragraph" style:parent-style-name="Standard">
      <style:text-properties fo:font-variant="normal" fo:text-transform="none" fo:color="#000000" style:font-name="Liberation Serif" fo:font-size="14pt" fo:letter-spacing="normal" fo:font-style="normal" fo:font-weight="normal" officeooo:rsid="00111677" officeooo:paragraph-rsid="00111677" style:font-size-asian="12.25pt" style:font-style-asian="normal" style:font-weight-asian="normal" style:font-size-complex="14pt" style:font-style-complex="normal" style:font-weight-complex="normal"/>
    </style:style>
    <style:style style:name="P35" style:family="paragraph" style:parent-style-name="Standard">
      <style:text-properties fo:font-variant="normal" fo:text-transform="none" fo:color="#000000" style:font-name="Liberation Serif" fo:font-size="14pt" fo:letter-spacing="normal" fo:font-style="normal" fo:font-weight="normal" officeooo:rsid="00112f30" officeooo:paragraph-rsid="00111677"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fo:color="#000000" style:font-name="Liberation Serif" fo:font-size="14pt" fo:letter-spacing="normal" fo:font-style="normal" fo:font-weight="normal" officeooo:rsid="0013e53a" officeooo:paragraph-rsid="0013e53a" style:font-size-asian="12.25pt" style:font-style-asian="normal" style:font-weight-asian="normal" style:font-size-complex="14pt" style:font-style-complex="normal" style:font-weight-complex="normal"/>
    </style:style>
    <style:style style:name="P37" style:family="paragraph" style:parent-style-name="Standard">
      <style:text-properties fo:font-variant="normal" fo:text-transform="none" fo:color="#000000" style:font-name="Liberation Serif" fo:font-size="14pt" fo:letter-spacing="normal" fo:font-style="normal" fo:font-weight="normal" officeooo:rsid="00164a2f" officeooo:paragraph-rsid="00164a2f" style:font-size-asian="12.25pt" style:font-size-complex="14pt"/>
    </style:style>
    <style:style style:name="P38" style:family="paragraph" style:parent-style-name="Standard">
      <style:text-properties fo:font-variant="normal" fo:text-transform="none" fo:color="#000000" style:font-name="Liberation Serif" fo:font-size="14pt" fo:letter-spacing="normal" fo:font-style="normal" fo:font-weight="normal" officeooo:rsid="00164a2f" officeooo:paragraph-rsid="00180808" style:font-size-asian="12.25pt" style:font-size-complex="14pt"/>
    </style:style>
    <style:style style:name="P39" style:family="paragraph" style:parent-style-name="Standard">
      <style:text-properties fo:font-variant="normal" fo:text-transform="none" fo:color="#000000" style:font-name="Liberation Serif" fo:font-size="14pt" fo:letter-spacing="normal" fo:font-style="normal" fo:font-weight="normal" officeooo:rsid="00164a2f" officeooo:paragraph-rsid="00164a2f" style:font-size-asian="12.25pt" style:font-weight-asian="bold" style:font-size-complex="14pt"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normal" officeooo:rsid="00164a2f" officeooo:paragraph-rsid="00180808" style:font-size-asian="12.25pt" style:font-weight-asian="bold" style:font-size-complex="14pt"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normal" officeooo:rsid="00180808" officeooo:paragraph-rsid="00157ce2" style:font-size-asian="12.25pt" style:font-weight-asian="normal" style:font-size-complex="14pt" style:font-weight-complex="normal"/>
    </style:style>
    <style:style style:name="P42" style:family="paragraph" style:parent-style-name="Standard">
      <style:text-properties fo:font-variant="normal" fo:text-transform="none" fo:color="#000000" style:font-name="Liberation Serif" fo:font-size="14pt" fo:letter-spacing="normal" fo:font-style="normal" fo:font-weight="normal" officeooo:rsid="00180808" officeooo:paragraph-rsid="000dccd5" style:font-size-asian="12.25pt" style:font-weight-asian="normal" style:font-size-complex="14pt" style:font-weight-complex="normal"/>
    </style:style>
    <style:style style:name="P43" style:family="paragraph" style:parent-style-name="Standard">
      <style:text-properties fo:font-variant="normal" fo:text-transform="none" fo:color="#000000" style:font-name="Liberation Serif" fo:font-size="14pt" fo:letter-spacing="normal" fo:font-style="normal" fo:font-weight="normal" officeooo:rsid="0019ff87" officeooo:paragraph-rsid="0019ff87" style:font-size-asian="12.25pt" style:font-weight-asian="normal" style:font-size-complex="14pt" style:font-weight-complex="normal"/>
    </style:style>
    <style:style style:name="P44" style:family="paragraph" style:parent-style-name="Standard">
      <style:text-properties fo:font-variant="normal" fo:text-transform="none" fo:color="#000000" style:font-name="Liberation Serif" fo:font-size="14pt" fo:letter-spacing="normal" fo:font-style="normal" fo:font-weight="normal" officeooo:rsid="001ab432" officeooo:paragraph-rsid="001ab432" style:font-size-asian="12.25pt" style:font-weight-asian="normal" style:font-size-complex="14pt" style:font-weight-complex="normal"/>
    </style:style>
    <style:style style:name="P45" style:family="paragraph" style:parent-style-name="Standard">
      <style:text-properties fo:font-variant="normal" fo:text-transform="none" fo:color="#000000" style:font-name="Liberation Serif" fo:font-size="14pt" fo:letter-spacing="normal" fo:font-style="normal" fo:font-weight="normal" officeooo:rsid="001be0a2" officeooo:paragraph-rsid="001ab432" style:font-size-asian="12.25pt" style:font-weight-asian="normal" style:font-size-complex="14pt" style:font-weight-complex="normal"/>
    </style:style>
    <style:style style:name="P46" style:family="paragraph" style:parent-style-name="Standard">
      <style:text-properties fo:font-variant="normal" fo:text-transform="none" fo:color="#000000" style:font-name="Liberation Serif" fo:font-size="14pt" fo:letter-spacing="normal" fo:font-style="normal" fo:font-weight="normal" officeooo:rsid="001be0a2" officeooo:paragraph-rsid="001b0904" style:font-size-asian="12.25pt" style:font-weight-asian="normal" style:font-size-complex="14pt" style:font-weight-complex="normal"/>
    </style:style>
    <style:style style:name="P47" style:family="paragraph" style:parent-style-name="Standard">
      <style:text-properties fo:font-variant="normal" fo:text-transform="none" fo:color="#000000" style:font-name="Liberation Serif" fo:font-size="14pt" fo:letter-spacing="normal" fo:font-style="normal" fo:font-weight="normal" officeooo:rsid="001eb807" officeooo:paragraph-rsid="001b0904" style:font-size-asian="12.25pt" style:font-weight-asian="normal" style:font-size-complex="14pt" style:font-weight-complex="normal"/>
    </style:style>
    <style:style style:name="P48" style:family="paragraph" style:parent-style-name="Standard">
      <style:text-properties fo:font-variant="normal" fo:text-transform="none" fo:color="#000000" style:font-name="Liberation Serif" fo:font-size="14pt" fo:letter-spacing="normal" fo:font-style="normal" fo:font-weight="normal" officeooo:rsid="001eb828" officeooo:paragraph-rsid="001eb828" style:font-size-asian="12.25pt" style:font-weight-asian="normal" style:font-size-complex="14pt" style:font-weight-complex="normal"/>
    </style:style>
    <style:style style:name="P49" style:family="paragraph" style:parent-style-name="Standard">
      <style:text-properties fo:font-variant="normal" fo:text-transform="none" fo:color="#000000" style:font-name="Liberation Serif" fo:font-size="14pt" fo:letter-spacing="normal" fo:font-style="normal" fo:font-weight="normal" officeooo:rsid="00203c3b" officeooo:paragraph-rsid="00203c3b" style:font-size-asian="12.25pt" style:font-weight-asian="normal" style:font-size-complex="14pt" style:font-weight-complex="normal"/>
    </style:style>
    <style:style style:name="P50" style:family="paragraph" style:parent-style-name="Standard">
      <style:text-properties fo:font-variant="normal" fo:text-transform="none" fo:color="#000000" style:font-name="Liberation Serif" fo:font-size="14pt" fo:letter-spacing="normal" fo:font-style="normal" fo:font-weight="normal" officeooo:rsid="0020ff92" officeooo:paragraph-rsid="0020ff92" style:font-size-asian="12.25pt" style:font-weight-asian="normal" style:font-size-complex="14pt" style:font-weight-complex="normal"/>
    </style:style>
    <style:style style:name="P51" style:family="paragraph" style:parent-style-name="Standard">
      <style:text-properties fo:font-variant="normal" fo:text-transform="none" fo:color="#000000" style:font-name="Liberation Serif" fo:font-size="14pt" fo:letter-spacing="normal" fo:font-style="normal" fo:font-weight="normal" officeooo:rsid="00217c91" officeooo:paragraph-rsid="0020ff92" style:font-size-asian="12.25pt" style:font-weight-asian="normal" style:font-size-complex="14pt" style:font-weight-complex="normal"/>
    </style:style>
    <style:style style:name="P52" style:family="paragraph" style:parent-style-name="Standard">
      <style:text-properties fo:font-variant="normal" fo:text-transform="none" fo:color="#000000" style:font-name="Liberation Serif" fo:font-size="14pt" fo:letter-spacing="normal" fo:font-style="normal" fo:font-weight="normal" officeooo:rsid="0022b56d" officeooo:paragraph-rsid="0022b56d" style:font-size-asian="12.25pt" style:font-weight-asian="normal" style:font-size-complex="14pt" style:font-weight-complex="normal"/>
    </style:style>
    <style:style style:name="P53" style:family="paragraph" style:parent-style-name="Standard">
      <style:text-properties fo:font-variant="normal" fo:text-transform="none" fo:color="#000000" style:font-name="Liberation Serif" fo:font-size="14pt" fo:letter-spacing="normal" fo:font-style="normal" fo:font-weight="normal" officeooo:rsid="00247122" officeooo:paragraph-rsid="00247122" style:font-size-asian="12.25pt" style:font-weight-asian="normal" style:font-size-complex="14pt" style:font-weight-complex="normal"/>
    </style:style>
    <style:style style:name="P54" style:family="paragraph" style:parent-style-name="Standard">
      <style:text-properties fo:font-variant="normal" fo:text-transform="none" fo:color="#000000" style:font-name="Liberation Serif" fo:font-size="14pt" fo:letter-spacing="normal" fo:font-style="normal" fo:font-weight="normal" officeooo:paragraph-rsid="0027e56a" style:font-size-asian="14pt" style:font-weight-asian="normal" style:font-size-complex="14pt" style:font-weight-complex="normal"/>
    </style:style>
    <style:style style:name="P55" style:family="paragraph" style:parent-style-name="Standard">
      <style:text-properties fo:font-variant="normal" fo:text-transform="none" fo:color="#000000" style:font-name="Liberation Serif" fo:font-size="14pt" fo:letter-spacing="normal" fo:font-style="normal" fo:font-weight="normal" officeooo:rsid="00299c11" officeooo:paragraph-rsid="00299c11" style:font-size-asian="14pt" style:font-weight-asian="normal" style:font-size-complex="14pt" style:font-weight-complex="normal"/>
    </style:style>
    <style:style style:name="P56" style:family="paragraph" style:parent-style-name="Standard">
      <style:text-properties fo:font-variant="normal" fo:text-transform="none" fo:color="#000000" style:font-name="Liberation Serif" fo:font-size="14pt" fo:letter-spacing="normal" fo:font-style="normal" fo:font-weight="normal" officeooo:rsid="002ae1ae" officeooo:paragraph-rsid="002ae1ae" style:font-size-asian="14pt" style:font-weight-asian="normal" style:font-size-complex="14pt" style:font-weight-complex="normal"/>
    </style:style>
    <style:style style:name="P57" style:family="paragraph" style:parent-style-name="Standard">
      <style:text-properties fo:font-variant="normal" fo:text-transform="none" fo:color="#000000" style:font-name="Liberation Serif" fo:font-size="14pt" fo:letter-spacing="normal" fo:font-style="normal" fo:font-weight="normal" officeooo:rsid="002c1129" officeooo:paragraph-rsid="002ae1ae" style:font-size-asian="14pt" style:font-weight-asian="normal" style:font-size-complex="14pt" style:font-weight-complex="normal"/>
    </style:style>
    <style:style style:name="P58" style:family="paragraph" style:parent-style-name="Standard">
      <style:text-properties fo:font-variant="normal" fo:text-transform="none" fo:color="#000000" style:font-name="Liberation Serif" fo:font-size="14pt" fo:letter-spacing="normal" fo:font-style="normal" fo:font-weight="normal" officeooo:rsid="002c1129" officeooo:paragraph-rsid="002c1129" style:font-size-asian="14pt" style:font-weight-asian="normal" style:font-size-complex="14pt" style:font-weight-complex="normal"/>
    </style:style>
    <style:style style:name="P59" style:family="paragraph" style:parent-style-name="Standard">
      <style:text-properties fo:font-variant="normal" fo:text-transform="none" fo:color="#000000" style:font-name="Liberation Serif" fo:font-size="14pt" fo:letter-spacing="normal" fo:font-style="normal" fo:font-weight="normal" officeooo:rsid="002cdc65" officeooo:paragraph-rsid="002c1129" style:font-size-asian="14pt" style:font-weight-asian="normal" style:font-size-complex="14pt" style:font-weight-complex="normal"/>
    </style:style>
    <style:style style:name="P60" style:family="paragraph" style:parent-style-name="Standard">
      <style:text-properties fo:font-variant="normal" fo:text-transform="none" fo:color="#000000" style:font-name="Liberation Serif" fo:font-size="14pt" fo:letter-spacing="normal" fo:font-style="normal" fo:font-weight="normal" officeooo:rsid="002d69ff" officeooo:paragraph-rsid="002d69ff" style:font-size-asian="14pt" style:font-weight-asian="normal" style:font-size-complex="14pt" style:font-weight-complex="normal"/>
    </style:style>
    <style:style style:name="P61" style:family="paragraph" style:parent-style-name="Standard">
      <style:text-properties fo:font-variant="normal" fo:text-transform="none" fo:color="#000000" style:font-name="Liberation Serif" fo:font-size="14pt" fo:letter-spacing="normal" fo:font-style="normal" fo:font-weight="normal" officeooo:rsid="002f5cb2" officeooo:paragraph-rsid="002f5cb2" style:font-size-asian="14pt" style:font-weight-asian="normal" style:font-size-complex="14pt" style:font-weight-complex="normal"/>
    </style:style>
    <style:style style:name="P62" style:family="paragraph" style:parent-style-name="Standard">
      <style:text-properties fo:font-variant="normal" fo:text-transform="none" fo:color="#000000" style:font-name="Liberation Serif" fo:font-size="14pt" fo:letter-spacing="normal" fo:font-style="normal" fo:font-weight="normal" officeooo:rsid="00303f70" officeooo:paragraph-rsid="002f5cb2" style:font-size-asian="14pt" style:font-weight-asian="normal" style:font-size-complex="14pt" style:font-weight-complex="normal"/>
    </style:style>
    <style:style style:name="P63" style:family="paragraph" style:parent-style-name="Standard">
      <style:text-properties fo:font-variant="normal" fo:text-transform="none" fo:color="#000000" style:font-name="Liberation Serif" fo:font-size="14pt" fo:letter-spacing="normal" fo:font-style="normal" fo:font-weight="normal" officeooo:rsid="00306a7e" officeooo:paragraph-rsid="002f5cb2" style:font-size-asian="14pt" style:font-weight-asian="normal" style:font-size-complex="14pt" style:font-weight-complex="normal"/>
    </style:style>
    <style:style style:name="P64" style:family="paragraph" style:parent-style-name="Standard">
      <style:text-properties fo:font-variant="normal" fo:text-transform="none" fo:color="#000000" style:font-name="Liberation Serif" fo:font-size="14pt" fo:letter-spacing="normal" fo:font-style="normal" fo:font-weight="normal" officeooo:rsid="0037daae" officeooo:paragraph-rsid="0037daae" style:font-size-asian="14pt" style:font-weight-asian="normal" style:font-size-complex="14pt" style:font-weight-complex="normal"/>
    </style:style>
    <style:style style:name="P65" style:family="paragraph" style:parent-style-name="Standard">
      <style:text-properties fo:font-variant="normal" fo:text-transform="none" fo:color="#000000" style:font-name="Liberation Serif" fo:font-size="14pt" fo:letter-spacing="normal" fo:font-style="normal" fo:font-weight="normal" officeooo:rsid="0027e56a" officeooo:paragraph-rsid="0027e56a" style:font-size-asian="14pt" style:font-size-complex="14pt"/>
    </style:style>
    <style:style style:name="P66" style:family="paragraph" style:parent-style-name="Standard">
      <style:text-properties fo:font-variant="normal" fo:text-transform="none" fo:color="#000000" style:font-name="Liberation Serif" fo:font-size="14pt" fo:letter-spacing="normal" fo:font-style="normal" fo:font-weight="bold" officeooo:rsid="0019ff87" officeooo:paragraph-rsid="0019ff87" style:font-size-asian="12.25pt" style:font-weight-asian="bold" style:font-size-complex="14pt" style:font-weight-complex="bold"/>
    </style:style>
    <style:style style:name="P67" style:family="paragraph" style:parent-style-name="Standard">
      <style:text-properties fo:font-variant="normal" fo:text-transform="none" fo:color="#000000" style:font-name="Liberation Serif" fo:font-size="14pt" fo:letter-spacing="normal" fo:font-style="normal" fo:font-weight="bold" officeooo:rsid="001be0a2" officeooo:paragraph-rsid="001be0a2" style:font-size-asian="12.25pt" style:font-weight-asian="bold" style:font-size-complex="14pt" style:font-weight-complex="bold"/>
    </style:style>
    <style:style style:name="P68" style:family="paragraph" style:parent-style-name="Standard">
      <style:text-properties fo:font-variant="normal" fo:text-transform="none" fo:color="#000000" style:font-name="Liberation Serif" fo:font-size="14pt" fo:letter-spacing="normal" fo:font-style="normal" fo:font-weight="bold" officeooo:rsid="00203c3b" officeooo:paragraph-rsid="00203c3b" style:font-size-asian="12.25pt" style:font-weight-asian="bold" style:font-size-complex="14pt" style:font-weight-complex="bold"/>
    </style:style>
    <style:style style:name="P69" style:family="paragraph" style:parent-style-name="Standard">
      <style:text-properties fo:font-variant="normal" fo:text-transform="none" fo:color="#000000" style:font-name="Liberation Serif" fo:font-size="14pt" fo:letter-spacing="normal" fo:font-style="normal" fo:font-weight="bold" officeooo:paragraph-rsid="0027e56a"/>
    </style:style>
    <style:style style:name="P70" style:family="paragraph" style:parent-style-name="Standard">
      <style:text-properties fo:font-variant="normal" fo:text-transform="none" fo:color="#000000" style:font-name="Liberation Serif" fo:font-size="14pt" fo:letter-spacing="normal" fo:font-style="normal" fo:font-weight="bold" officeooo:rsid="00299c11" officeooo:paragraph-rsid="00299c11" style:font-weight-asian="bold" style:font-weight-complex="bold"/>
    </style:style>
    <style:style style:name="P71" style:family="paragraph" style:parent-style-name="Standard">
      <style:text-properties fo:font-variant="normal" fo:text-transform="none" fo:color="#000000" style:font-name="Liberation Serif" fo:font-size="14pt" fo:letter-spacing="normal" fo:font-style="normal" fo:font-weight="bold" officeooo:rsid="002ae1ae" officeooo:paragraph-rsid="002ae1ae" style:font-weight-asian="bold" style:font-weight-complex="bold"/>
    </style:style>
    <style:style style:name="P72" style:family="paragraph" style:parent-style-name="Standard">
      <style:text-properties fo:font-variant="normal" fo:text-transform="none" fo:color="#000000" style:font-name="Liberation Serif" fo:font-size="14pt" fo:letter-spacing="normal" fo:font-style="normal" fo:font-weight="bold" officeooo:rsid="002c1129" officeooo:paragraph-rsid="002c1129" style:font-weight-asian="bold" style:font-weight-complex="bold"/>
    </style:style>
    <style:style style:name="P73" style:family="paragraph" style:parent-style-name="Standard">
      <style:text-properties fo:font-variant="normal" fo:text-transform="none" fo:color="#000000" style:font-name="Liberation Serif" fo:font-size="14pt" fo:letter-spacing="normal" fo:font-style="normal" fo:font-weight="bold" officeooo:rsid="002d69ff" officeooo:paragraph-rsid="002d69ff" style:font-weight-asian="bold" style:font-weight-complex="bold"/>
    </style:style>
    <style:style style:name="P74" style:family="paragraph" style:parent-style-name="Standard">
      <style:text-properties fo:font-variant="normal" fo:text-transform="none" fo:color="#000000" style:font-name="Liberation Serif" fo:font-size="14pt" fo:letter-spacing="normal" fo:font-style="normal" fo:font-weight="bold" officeooo:rsid="002f5cb2" officeooo:paragraph-rsid="002f5cb2" style:font-weight-asian="bold" style:font-weight-complex="bold"/>
    </style:style>
    <style:style style:name="P75" style:family="paragraph" style:parent-style-name="Standard">
      <style:text-properties fo:font-variant="normal" fo:text-transform="none" fo:color="#000000" style:font-name="Liberation Serif" fo:font-size="14pt" fo:letter-spacing="normal" fo:font-style="normal" fo:font-weight="bold" officeooo:rsid="003ccf84" officeooo:paragraph-rsid="003ccf84" style:font-size-asian="14pt" style:font-weight-asian="bold" style:font-size-complex="14pt" style:font-weight-complex="bold"/>
    </style:style>
    <style:style style:name="P76"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6a7ea" officeooo:paragraph-rsid="0026a7ea" style:font-size-asian="12.25pt" style:font-weight-asian="bold" style:font-size-complex="14pt" style:font-weight-complex="bold"/>
    </style:style>
    <style:style style:name="P77"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edab2" officeooo:paragraph-rsid="002edab2" style:font-weight-asian="bold" style:font-weight-complex="bold"/>
    </style:style>
    <style:style style:name="P78" style:family="paragraph" style:parent-style-name="Standard">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30c9c0" officeooo:paragraph-rsid="0030c9c0" style:font-size-asian="14pt" style:font-weight-asian="bold" style:font-size-complex="14pt" style:font-weight-complex="bold"/>
    </style:style>
    <style:style style:name="P79" style:family="paragraph" style:parent-style-name="Standard">
      <style:text-properties fo:font-variant="normal" fo:text-transform="none" fo:color="#000000" style:font-name="Liberation Serif" fo:font-size="14pt" fo:letter-spacing="normal" fo:font-style="normal" style:text-underline-style="none" fo:font-weight="normal" officeooo:rsid="0026a7ea" officeooo:paragraph-rsid="0026a7ea" style:font-size-asian="12.25pt" style:font-weight-asian="normal" style:font-size-complex="14pt" style:font-weight-complex="normal"/>
    </style:style>
    <style:style style:name="P80" style:family="paragraph" style:parent-style-name="Standard">
      <style:text-properties fo:font-variant="normal" fo:text-transform="none" fo:color="#000000" style:font-name="Liberation Serif" fo:font-size="14pt" fo:letter-spacing="normal" fo:font-style="normal" style:text-underline-style="none" fo:font-weight="normal" officeooo:rsid="0027e56a" officeooo:paragraph-rsid="0027e56a" style:font-size-asian="12.25pt" style:font-weight-asian="normal" style:font-size-complex="14pt" style:font-weight-complex="normal"/>
    </style:style>
    <style:style style:name="P81" style:family="paragraph" style:parent-style-name="Standard">
      <style:text-properties fo:font-variant="normal" fo:text-transform="none" fo:color="#000000" style:font-name="Liberation Serif" fo:font-size="14pt" fo:letter-spacing="normal" fo:font-style="normal" style:text-underline-style="none" fo:font-weight="normal" officeooo:rsid="002edab2" officeooo:paragraph-rsid="002edab2" style:font-size-asian="14pt" style:font-weight-asian="normal" style:font-size-complex="14pt" style:font-weight-complex="normal"/>
    </style:style>
    <style:style style:name="P82" style:family="paragraph" style:parent-style-name="Standard">
      <style:text-properties fo:font-variant="normal" fo:text-transform="none" fo:color="#000000" style:font-name="Liberation Serif" fo:font-size="14pt" fo:letter-spacing="normal" fo:font-style="normal" style:text-underline-style="none" fo:font-weight="normal" officeooo:rsid="0030c9c0" officeooo:paragraph-rsid="0030c9c0" style:font-size-asian="14pt" style:font-style-asian="normal" style:font-weight-asian="normal" style:font-size-complex="14pt" style:font-style-complex="normal" style:font-weight-complex="normal"/>
    </style:style>
    <style:style style:name="P83" style:family="paragraph" style:parent-style-name="Standard">
      <style:text-properties fo:font-variant="normal" fo:text-transform="none" fo:color="#000000" style:font-name="Liberation Serif" fo:font-size="14pt" fo:letter-spacing="normal" fo:font-style="normal" style:text-underline-style="none" fo:font-weight="normal" officeooo:rsid="003229f9" officeooo:paragraph-rsid="0030c9c0" style:font-size-asian="14pt" style:font-style-asian="normal" style:font-weight-asian="normal" style:font-size-complex="14pt" style:font-style-complex="normal" style:font-weight-complex="normal"/>
    </style:style>
    <style:style style:name="P84" style:family="paragraph" style:parent-style-name="Standard">
      <style:text-properties fo:font-variant="normal" fo:text-transform="none" fo:color="#000000" style:font-name="Liberation Serif" fo:font-size="14pt" fo:letter-spacing="normal" fo:font-style="normal" style:text-underline-style="none" fo:font-weight="normal" officeooo:rsid="003229f9" officeooo:paragraph-rsid="003229f9" style:font-size-asian="14pt" style:font-style-asian="normal" style:font-weight-asian="normal" style:font-size-complex="14pt" style:font-style-complex="normal" style:font-weight-complex="normal"/>
    </style:style>
    <style:style style:name="P85" style:family="paragraph" style:parent-style-name="Standard">
      <style:text-properties fo:font-variant="normal" fo:text-transform="none" fo:color="#000000" style:font-name="Liberation Serif" fo:font-size="14pt" fo:letter-spacing="normal" fo:font-style="normal" style:text-underline-style="none" fo:font-weight="normal" officeooo:rsid="003331ec" officeooo:paragraph-rsid="003331ec" style:font-size-asian="14pt" style:font-style-asian="normal" style:font-weight-asian="normal" style:font-size-complex="14pt" style:font-style-complex="normal" style:font-weight-complex="normal"/>
    </style:style>
    <style:style style:name="P86" style:family="paragraph" style:parent-style-name="Standard">
      <style:text-properties fo:font-variant="normal" fo:text-transform="none" fo:color="#000000" style:font-name="Liberation Serif" fo:font-size="14pt" fo:letter-spacing="normal" fo:font-style="normal" style:text-underline-style="none" fo:font-weight="normal" officeooo:rsid="0035050d" officeooo:paragraph-rsid="0035050d" style:font-size-asian="14pt" style:font-style-asian="normal" style:font-weight-asian="normal" style:font-size-complex="14pt" style:font-style-complex="normal" style:font-weight-complex="normal"/>
    </style:style>
    <style:style style:name="P87" style:family="paragraph" style:parent-style-name="Standard">
      <style:text-properties fo:font-variant="normal" fo:text-transform="none" fo:color="#000000" style:font-name="Liberation Serif" fo:font-size="14pt" fo:letter-spacing="normal" fo:font-style="normal" style:text-underline-style="none" fo:font-weight="normal" officeooo:rsid="003701a4" officeooo:paragraph-rsid="003701a4"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000000" style:font-name="Liberation Serif" fo:font-size="14pt" fo:letter-spacing="normal" fo:font-style="normal" style:text-underline-style="none" fo:font-weight="bold" officeooo:rsid="0027e56a" officeooo:paragraph-rsid="0027e56a" style:font-size-asian="12.25pt" style:font-weight-asian="bold" style:font-size-complex="14pt" style:font-weight-complex="bold"/>
    </style:style>
    <style:style style:name="P89" style:family="paragraph" style:parent-style-name="Standard">
      <style:text-properties fo:font-variant="normal" fo:text-transform="none" fo:color="#000000" style:font-name="Liberation Serif" fo:font-size="14pt" fo:letter-spacing="normal" fo:font-style="normal" style:text-underline-style="none" fo:font-weight="bold" officeooo:rsid="0030c9c0" officeooo:paragraph-rsid="0030c9c0"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000000" style:font-name="Liberation Serif" fo:font-size="14pt" fo:letter-spacing="normal" fo:font-style="normal" style:text-underline-style="none" fo:font-weight="bold" officeooo:rsid="003229f9" officeooo:paragraph-rsid="003229f9"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000000" style:font-name="Liberation Serif" fo:font-size="14pt" fo:letter-spacing="normal" fo:font-style="normal" style:text-underline-style="none" fo:font-weight="bold" officeooo:rsid="003331ec" officeooo:paragraph-rsid="003331ec"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000000" style:font-name="Liberation Serif" fo:font-size="14pt" fo:letter-spacing="normal" fo:font-style="normal" style:text-underline-style="none" fo:font-weight="bold" officeooo:rsid="0035050d" officeooo:paragraph-rsid="0035050d" style:font-size-asian="14pt" style:font-style-asian="normal" style:font-weight-asian="bold" style:font-size-complex="14pt" style:font-style-complex="normal" style:font-weight-complex="bold"/>
    </style:style>
    <style:style style:name="P93" style:family="paragraph" style:parent-style-name="Standard">
      <style:text-properties fo:font-variant="normal" fo:text-transform="none" fo:color="#000000" style:font-name="Liberation Serif" fo:font-size="14pt" fo:letter-spacing="normal" fo:font-style="normal" style:text-underline-style="none" fo:font-weight="bold" officeooo:rsid="003701a4" officeooo:paragraph-rsid="003701a4" style:font-size-asian="14pt" style:font-style-asian="normal" style:font-weight-asian="bold" style:font-size-complex="14pt" style:font-style-complex="normal" style:font-weight-complex="bold"/>
    </style:style>
    <style:style style:name="P94" style:family="paragraph" style:parent-style-name="Standard">
      <style:text-properties officeooo:paragraph-rsid="0027e56a"/>
    </style:style>
    <style:style style:name="P95" style:family="paragraph" style:parent-style-name="Standard">
      <style:text-properties officeooo:paragraph-rsid="0037daae"/>
    </style:style>
    <style:style style:name="P9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Liberation Serif" fo:font-size="14pt" fo:letter-spacing="normal" fo:font-style="normal" fo:font-weight="normal" officeooo:rsid="001eb828" officeooo:paragraph-rsid="001eb828" style:font-size-asian="12.25pt" style:font-weight-asian="normal" style:font-size-complex="14pt" style:font-weight-complex="normal"/>
    </style:style>
    <style:style style:name="P97" style:family="paragraph" style:parent-style-name="Standard">
      <style:text-properties fo:font-variant="normal" fo:text-transform="none" fo:color="#000000" style:font-name="Liberation Serif" fo:font-size="14pt" fo:letter-spacing="normal" fo:font-style="normal" fo:font-weight="normal" officeooo:rsid="003ccf84" officeooo:paragraph-rsid="003ccf84" style:font-size-asian="14pt" style:font-weight-asian="normal" style:font-size-complex="14pt" style:font-weight-complex="normal"/>
    </style:style>
    <style:style style:name="P98" style:family="paragraph" style:parent-style-name="Standard">
      <style:text-properties fo:font-variant="normal" fo:text-transform="none" fo:color="#000000" style:font-name="Liberation Serif" fo:font-size="14pt" fo:letter-spacing="normal" fo:font-style="normal" fo:font-weight="normal" officeooo:rsid="003a52a8" officeooo:paragraph-rsid="003a52a8" style:font-size-asian="14pt" style:font-weight-asian="normal" style:font-size-complex="14pt" style:font-weight-complex="normal"/>
    </style:style>
    <style:style style:name="P99" style:family="paragraph" style:parent-style-name="Standard">
      <style:text-properties fo:font-variant="normal" fo:text-transform="none" fo:color="#000000" style:font-name="Liberation Serif" fo:font-size="14pt" fo:letter-spacing="normal" fo:font-style="normal" fo:font-weight="normal" officeooo:rsid="00180808" officeooo:paragraph-rsid="000dccd5" style:font-size-asian="12.25pt" style:font-weight-asian="normal" style:font-size-complex="14pt" style:font-weight-complex="normal"/>
    </style:style>
    <style:style style:name="P100" style:family="paragraph" style:parent-style-name="Standard">
      <style:paragraph-properties>
        <style:tab-stops>
          <style:tab-stop style:position="4.101cm"/>
        </style:tab-stops>
      </style:paragraph-properties>
      <style:text-properties fo:font-variant="normal" fo:text-transform="none" fo:color="#000000" style:font-name="Liberation Serif" fo:font-size="14pt" fo:letter-spacing="normal" fo:font-style="normal" fo:font-weight="bold" officeooo:rsid="002f5cb2" officeooo:paragraph-rsid="002f5cb2" style:font-weight-asian="bold" style:font-weight-complex="bold"/>
    </style:style>
    <style:style style:name="P101" style:family="paragraph" style:parent-style-name="Standard">
      <style:text-properties fo:font-variant="normal" fo:text-transform="none" fo:color="#000000" fo:letter-spacing="normal" officeooo:paragraph-rsid="003ccf84"/>
    </style:style>
    <style:style style:name="P102" style:family="paragraph" style:parent-style-name="Standard">
      <style:text-properties fo:font-variant="normal" fo:text-transform="none" fo:color="#000000" fo:letter-spacing="normal" fo:font-weight="bold" officeooo:rsid="0044ccb9" officeooo:paragraph-rsid="0044ccb9" style:font-weight-asian="bold" style:font-weight-complex="bold"/>
    </style:style>
    <style:style style:name="P103" style:family="paragraph" style:parent-style-name="Standard">
      <style:text-properties fo:font-variant="normal" fo:text-transform="none" fo:color="#000000" fo:letter-spacing="normal" fo:font-weight="bold" officeooo:paragraph-rsid="0040e580"/>
    </style:style>
    <style:style style:name="P104" style:family="paragraph" style:parent-style-name="Standard">
      <style:text-properties fo:font-variant="normal" fo:text-transform="none" fo:color="#000000" fo:letter-spacing="normal" style:text-underline-style="none" fo:font-weight="normal" officeooo:rsid="00462ab0" officeooo:paragraph-rsid="00462ab0" style:font-weight-asian="normal" style:font-weight-complex="normal"/>
    </style:style>
    <style:style style:name="P105" style:family="paragraph" style:parent-style-name="Standard">
      <style:text-properties fo:font-variant="normal" fo:text-transform="none" fo:color="#000000" fo:letter-spacing="normal" style:text-underline-style="none" fo:font-weight="bold" officeooo:rsid="00462ab0" officeooo:paragraph-rsid="00462ab0" style:font-weight-asian="bold" style:font-weight-complex="bold"/>
    </style:style>
    <style:style style:name="P106" style:family="paragraph" style:parent-style-name="Standard">
      <style:text-properties officeooo:paragraph-rsid="0013e53a"/>
    </style:style>
    <style:style style:name="P107" style:family="paragraph" style:parent-style-name="Standard">
      <style:text-properties officeooo:paragraph-rsid="00438763"/>
    </style:style>
    <style:style style:name="T1" style:family="text">
      <style:text-properties fo:font-size="14pt" style:font-size-asian="12.25pt" style:font-size-complex="14pt"/>
    </style:style>
    <style:style style:name="T2" style:family="text">
      <style:text-properties fo:font-size="14pt" officeooo:rsid="000dccd5" style:font-size-asian="12.25pt" style:font-size-complex="14pt"/>
    </style:style>
    <style:style style:name="T3" style:family="text">
      <style:text-properties fo:font-size="14pt" officeooo:rsid="00164a2f" style:font-size-asian="12.25pt" style:font-weight-asian="bold" style:font-size-complex="14pt" style:font-weight-complex="bold"/>
    </style:style>
    <style:style style:name="T4" style:family="text">
      <style:text-properties fo:font-size="14pt" officeooo:rsid="00157ce2" style:font-size-asian="12.25pt" style:font-weight-asian="bold" style:font-size-complex="14pt" style:font-weight-complex="bold"/>
    </style:style>
    <style:style style:name="T5" style:family="text">
      <style:text-properties fo:font-size="14pt" officeooo:rsid="00180808" style:font-size-asian="12.25pt" style:font-weight-asian="bold" style:font-size-complex="14pt" style:font-weight-complex="bold"/>
    </style:style>
    <style:style style:name="T6" style:family="text">
      <style:text-properties fo:font-size="14pt" fo:font-weight="bold" officeooo:rsid="000dccd5" style:font-size-asian="12.25pt" style:font-weight-asian="bold" style:font-size-complex="14pt" style:font-weight-complex="bold"/>
    </style:style>
    <style:style style:name="T7" style:family="text">
      <style:text-properties fo:font-size="14pt" fo:font-weight="bold" officeooo:rsid="0013e53a" style:font-size-asian="12.25pt" style:font-weight-asian="bold" style:font-size-complex="14pt" style:font-weight-complex="bold"/>
    </style:style>
    <style:style style:name="T8" style:family="text">
      <style:text-properties fo:font-size="14pt" fo:font-weight="bold" officeooo:rsid="00438763" style:font-size-asian="12.25pt" style:font-weight-asian="bold" style:font-size-complex="14pt" style:font-weight-complex="bold"/>
    </style:style>
    <style:style style:name="T9" style:family="text">
      <style:text-properties fo:font-size="14pt" fo:font-weight="normal" style:font-size-asian="12.25pt" style:font-weight-asian="normal" style:font-size-complex="14pt" style:font-weight-complex="normal"/>
    </style:style>
    <style:style style:name="T10" style:family="text">
      <style:text-properties fo:font-size="14pt" fo:font-weight="normal" officeooo:rsid="0013e53a" style:font-size-asian="12.25pt" style:font-weight-asian="normal" style:font-size-complex="14pt" style:font-weight-complex="normal"/>
    </style:style>
    <style:style style:name="T11" style:family="text">
      <style:text-properties fo:font-size="14pt" fo:font-weight="normal" officeooo:rsid="00157ce2" style:font-size-asian="12.25pt" style:font-weight-asian="normal" style:font-size-complex="14pt" style:font-weight-complex="normal"/>
    </style:style>
    <style:style style:name="T12" style:family="text">
      <style:text-properties fo:font-size="14pt" fo:font-weight="normal" officeooo:rsid="00164a2f" style:font-size-asian="12.25pt" style:font-weight-asian="normal" style:font-size-complex="14pt" style:font-weight-complex="normal"/>
    </style:style>
    <style:style style:name="T13" style:family="text">
      <style:text-properties fo:font-size="14pt" fo:font-weight="normal" officeooo:rsid="00438763" style:font-size-asian="12.25pt" style:font-weight-asian="normal" style:font-size-complex="14pt" style:font-weight-complex="normal"/>
    </style:style>
    <style:style style:name="T14"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15"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16" style:family="text">
      <style:text-properties fo:font-size="14pt" fo:font-style="normal" fo:font-weight="normal" officeooo:rsid="0010c833" style:font-size-asian="12.25pt" style:font-style-asian="normal" style:font-weight-asian="normal" style:font-size-complex="14pt" style:font-style-complex="normal" style:font-weight-complex="normal"/>
    </style:style>
    <style:style style:name="T17" style:family="text">
      <style:text-properties fo:font-size="14pt" fo:font-style="normal" style:font-size-asian="12.25pt" style:font-style-asian="normal" style:font-size-complex="14pt" style:font-style-complex="normal"/>
    </style:style>
    <style:style style:name="T18" style:family="text">
      <style:text-properties fo:font-size="14pt" fo:font-style="normal" officeooo:rsid="0010c833" style:font-size-asian="12.25pt" style:font-style-asian="normal" style:font-size-complex="14pt" style:font-style-complex="normal"/>
    </style:style>
    <style:style style:name="T19" style:family="text">
      <style:text-properties fo:font-size="14pt" fo:font-style="normal" style:text-underline-style="none" officeooo:rsid="00111677" style:font-size-asian="12.25pt" style:font-style-asian="normal" style:font-weight-asian="bold" style:font-size-complex="14pt" style:font-style-complex="normal" style:font-weight-complex="bold"/>
    </style:style>
    <style:style style:name="T20" style:family="text">
      <style:text-properties fo:font-size="14pt" fo:font-style="normal" style:text-underline-style="none" fo:font-weight="normal" officeooo:rsid="00111677" style:font-size-asian="12.25pt" style:font-style-asian="normal" style:font-weight-asian="normal" style:font-size-complex="14pt" style:font-style-complex="normal" style:font-weight-complex="normal"/>
    </style:style>
    <style:style style:name="T21" style:family="text">
      <style:text-properties fo:font-weight="bold" officeooo:rsid="000dccd5" style:font-size-asian="12.25pt" style:font-weight-asian="bold" style:font-size-complex="14pt" style:font-weight-complex="bold"/>
    </style:style>
    <style:style style:name="T22" style:family="text">
      <style:text-properties fo:font-weight="bold" officeooo:rsid="00180808" style:font-size-asian="12.25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font-weight="bold" officeooo:rsid="004100ef"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229f9" style:font-weight-asian="normal" style:font-weight-complex="normal"/>
    </style:style>
    <style:style style:name="T27" style:family="text">
      <style:text-properties fo:font-variant="normal" fo:text-transform="none" fo:color="#040c28" style:font-name="Google Sans" fo:font-size="14pt" fo:letter-spacing="normal" fo:font-style="normal" fo:font-weight="normal" style:font-size-asian="12.25pt" style:font-style-asian="normal" style:font-weight-asian="normal" style:font-size-complex="14pt" style:font-style-complex="normal" style:font-weight-complex="normal"/>
    </style:style>
    <style:style style:name="T28" style:family="text">
      <style:text-properties fo:font-variant="normal" fo:text-transform="none" fo:color="#0000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9" style:family="text">
      <style:text-properties fo:font-variant="normal" fo:text-transform="none" fo:color="#000000" style:font-name="Liberation Serif" fo:font-size="14pt" fo:letter-spacing="normal" fo:font-style="normal" fo:font-weight="normal" officeooo:rsid="00111677" style:font-size-asian="12.25pt" style:font-style-asian="normal" style:font-weight-asian="normal" style:font-size-complex="14pt" style:font-style-complex="normal" style:font-weight-complex="normal"/>
    </style:style>
    <style:style style:name="T30" style:family="text">
      <style:text-properties fo:font-variant="normal" fo:text-transform="none" fo:color="#000000" style:font-name="Liberation Serif" fo:font-size="14pt" fo:letter-spacing="normal" fo:font-style="normal" fo:font-weight="normal" officeooo:rsid="00112f30" style:font-size-asian="12.25pt" style:font-style-asian="normal" style:font-weight-asian="normal" style:font-size-complex="14pt" style:font-style-complex="normal" style:font-weight-complex="normal"/>
    </style:style>
    <style:style style:name="T31" style:family="text">
      <style:text-properties fo:font-variant="normal" fo:text-transform="none" fo:color="#000000" style:font-name="Liberation Serif" fo:font-size="14pt" fo:letter-spacing="normal" fo:font-style="normal" fo:font-weight="normal" style:font-size-asian="12.25pt" style:font-size-complex="14pt"/>
    </style:style>
    <style:style style:name="T32" style:family="text">
      <style:text-properties fo:font-variant="normal" fo:text-transform="none" fo:color="#000000" style:font-name="Liberation Serif" fo:font-size="14pt" fo:letter-spacing="normal" fo:font-style="normal" fo:font-weight="normal" officeooo:rsid="00164a2f" style:font-size-asian="12.25pt" style:font-size-complex="14pt"/>
    </style:style>
    <style:style style:name="T33" style:family="text">
      <style:text-properties fo:font-variant="normal" fo:text-transform="none" fo:color="#000000" style:font-name="Liberation Serif" fo:font-size="14pt" fo:letter-spacing="normal" fo:font-style="normal" fo:font-weight="normal" officeooo:rsid="00180808" style:font-size-asian="12.25pt" style:font-size-complex="14pt"/>
    </style:style>
    <style:style style:name="T34" style:family="text">
      <style:text-properties fo:font-variant="normal" fo:text-transform="none" fo:color="#000000" style:font-name="Liberation Serif" fo:font-size="14pt" fo:letter-spacing="normal" fo:font-style="normal" fo:font-weight="normal" officeooo:rsid="00164a2f" style:font-size-asian="12.25pt" style:font-weight-asian="bold" style:font-size-complex="14pt" style:font-weight-complex="bold"/>
    </style:style>
    <style:style style:name="T35" style:family="text">
      <style:text-properties fo:font-variant="normal" fo:text-transform="none" fo:color="#000000" style:font-name="Liberation Serif" fo:font-size="14pt" fo:letter-spacing="normal" fo:font-style="normal" fo:font-weight="normal" officeooo:rsid="00180808" style:font-size-asian="12.25pt" style:font-weight-asian="bold" style:font-size-complex="14pt" style:font-weight-complex="bold"/>
    </style:style>
    <style:style style:name="T36" style:family="text">
      <style:text-properties fo:font-variant="normal" fo:text-transform="none" fo:color="#000000" style:font-name="Liberation Serif" fo:font-size="14pt" fo:letter-spacing="normal" fo:font-style="normal" fo:font-weight="normal" officeooo:rsid="00180808" style:font-size-asian="12.25pt" style:font-weight-asian="normal" style:font-size-complex="14pt" style:font-weight-complex="normal"/>
    </style:style>
    <style:style style:name="T37" style:family="text">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000000" style:font-name="Liberation Serif" fo:font-size="14pt" fo:letter-spacing="normal" fo:font-style="normal" fo:font-weight="normal" officeooo:rsid="0027e56a" style:font-size-asian="14pt" style:font-weight-asian="normal" style:font-size-complex="14pt" style:font-weight-complex="normal"/>
    </style:style>
    <style:style style:name="T39" style:family="text">
      <style:text-properties fo:font-variant="normal" fo:text-transform="none" fo:color="#000000" style:font-name="Liberation Serif" fo:font-size="14pt" fo:letter-spacing="normal" fo:font-style="normal" fo:font-weight="normal" officeooo:rsid="0037daae" style:font-size-asian="14pt" style:font-weight-asian="normal" style:font-size-complex="14pt" style:font-weight-complex="normal"/>
    </style:style>
    <style:style style:name="T40" style:family="text">
      <style:text-properties fo:font-variant="normal" fo:text-transform="none" fo:color="#000000" style:font-name="Liberation Serif" fo:font-size="14pt" fo:letter-spacing="normal" fo:font-style="normal" fo:font-weight="normal" officeooo:rsid="003a52a8" style:font-size-asian="14pt" style:font-weight-asian="normal" style:font-size-complex="14pt" style:font-weight-complex="normal"/>
    </style:style>
    <style:style style:name="T41" style:family="text">
      <style:text-properties fo:font-variant="normal" fo:text-transform="none" fo:color="#000000" style:font-name="Liberation Serif" fo:font-size="14pt" fo:letter-spacing="normal" fo:font-style="normal" style:font-size-asian="12.25pt" style:font-style-asian="normal" style:font-size-complex="14pt" style:font-style-complex="normal"/>
    </style:style>
    <style:style style:name="T42" style:family="text">
      <style:text-properties fo:font-variant="normal" fo:text-transform="none" fo:color="#000000" style:font-name="Liberation Serif" fo:font-size="14pt" fo:letter-spacing="normal" fo:font-style="normal" officeooo:rsid="00112f30" style:font-size-asian="12.25pt" style:font-style-asian="normal" style:font-size-complex="14pt" style:font-style-complex="normal"/>
    </style:style>
    <style:style style:name="T43" style:family="text">
      <style:text-properties fo:font-variant="normal" fo:text-transform="none" fo:color="#000000" style:font-name="Liberation Serif" fo:font-size="14pt" fo:letter-spacing="normal" fo:font-style="normal" officeooo:rsid="00164a2f" style:font-size-asian="12.25pt" style:font-weight-asian="bold" style:font-size-complex="14pt" style:font-weight-complex="bold"/>
    </style:style>
    <style:style style:name="T44" style:family="text">
      <style:text-properties fo:font-variant="normal" fo:text-transform="none" fo:color="#000000" style:font-name="Liberation Serif" fo:font-size="14pt" fo:letter-spacing="normal" fo:font-style="normal" style:text-underline-style="none" fo:font-weight="bold" officeooo:rsid="0027e56a" style:font-size-asian="12.25pt" style:font-weight-asian="bold" style:font-size-complex="14pt" style:font-weight-complex="bold"/>
    </style:style>
    <style:style style:name="T45" style:family="text">
      <style:text-properties fo:font-variant="normal" fo:text-transform="none" fo:color="#000000" style:font-name="Liberation Serif" fo:font-size="14pt" fo:letter-spacing="normal" fo:font-style="normal" style:text-underline-style="none" fo:font-weight="bold" officeooo:rsid="0037daae" style:font-size-asian="14pt" style:font-style-asian="normal" style:font-weight-asian="bold" style:font-size-complex="14pt" style:font-style-complex="normal" style:font-weight-complex="bold"/>
    </style:style>
    <style:style style:name="T46" style:family="text">
      <style:text-properties fo:font-variant="normal" fo:text-transform="none" fo:color="#000000" style:font-name="Liberation Serif" fo:font-size="14pt" fo:letter-spacing="normal" fo:font-style="normal" style:text-underline-style="none" fo:font-weight="normal" officeooo:rsid="0027e56a" style:font-size-asian="12.25pt" style:font-weight-asian="normal" style:font-size-complex="14pt" style:font-weight-complex="normal"/>
    </style:style>
    <style:style style:name="T47" style:family="text">
      <style:text-properties fo:font-variant="normal" fo:text-transform="none" fo:color="#000000" style:font-name="Liberation Serif" fo:font-size="14pt" fo:letter-spacing="normal" fo:font-style="normal" officeooo:rsid="0037daae" style:font-size-asian="14pt" style:font-weight-asian="bold" style:font-size-complex="14pt" style:font-weight-complex="bold"/>
    </style:style>
    <style:style style:name="T48" style:family="text">
      <style:text-properties fo:font-variant="normal" fo:text-transform="none" fo:color="#000000" style:font-name="Liberation Serif" fo:font-size="14pt" fo:letter-spacing="normal" fo:font-style="normal" officeooo:rsid="003a52a8" style:font-size-asian="14pt" style:font-weight-asian="bold" style:font-size-complex="14pt" style:font-weight-complex="bold"/>
    </style:style>
    <style:style style:name="T49" style:family="text">
      <style:text-properties fo:font-variant="normal" fo:text-transform="none" fo:color="#000000" style:font-name="Liberation Serif" fo:font-size="12pt" fo:letter-spacing="normal" fo:font-style="normal" fo:font-weight="normal" officeooo:rsid="00180808" style:font-weight-asian="normal" style:font-weight-complex="normal"/>
    </style:style>
    <style:style style:name="T50" style:family="text">
      <style:text-properties fo:font-variant="normal" fo:text-transform="none" fo:color="#000000" style:font-name="Liberation Serif" fo:letter-spacing="normal" fo:font-style="normal" fo:font-weight="normal" officeooo:rsid="00180808" style:font-size-asian="14pt" style:font-weight-asian="normal" style:font-size-complex="14pt" style:font-weight-complex="normal"/>
    </style:style>
    <style:style style:name="T51" style:family="text">
      <style:text-properties fo:font-variant="normal" fo:text-transform="none" fo:color="#000000" style:font-name="Liberation Serif" fo:letter-spacing="normal" fo:font-style="normal" fo:font-weight="normal" style:font-size-asian="12.25pt" style:font-weight-asian="normal" style:font-size-complex="14pt" style:font-weight-complex="normal"/>
    </style:style>
    <style:style style:name="T52" style:family="text">
      <style:text-properties fo:font-variant="normal" fo:text-transform="none" fo:color="#000000" style:font-name="Liberation Serif" fo:letter-spacing="normal" fo:font-style="normal" fo:font-weight="normal" officeooo:rsid="00180808" style:font-size-asian="12.25pt" style:font-weight-asian="normal" style:font-size-complex="14pt" style:font-weight-complex="normal"/>
    </style:style>
    <style:style style:name="T53" style:family="text">
      <style:text-properties fo:font-variant="normal" fo:text-transform="none" fo:color="#000000" style:font-name="Liberation Serif" fo:letter-spacing="normal" fo:font-style="normal" fo:font-weight="normal" officeooo:rsid="001be0a2" style:font-size-asian="12.25pt" style:font-weight-asian="normal" style:font-size-complex="14pt" style:font-weight-complex="normal"/>
    </style:style>
    <style:style style:name="T54" style:family="text">
      <style:text-properties fo:font-variant="normal" fo:text-transform="none" fo:color="#000000" style:font-name="Liberation Serif" fo:letter-spacing="normal" fo:font-style="normal" fo:font-weight="normal" officeooo:rsid="001eb807" style:font-size-asian="12.25pt" style:font-weight-asian="normal" style:font-size-complex="14pt" style:font-weight-complex="normal"/>
    </style:style>
    <style:style style:name="T55" style:family="text">
      <style:text-properties fo:font-variant="normal" fo:text-transform="none" fo:color="#000000" style:font-name="Liberation Serif" fo:letter-spacing="normal" fo:font-style="normal" fo:font-weight="normal" officeooo:rsid="00217c91" style:font-size-asian="12.25pt" style:font-weight-asian="normal" style:font-size-complex="14pt" style:font-weight-complex="normal"/>
    </style:style>
    <style:style style:name="T56" style:family="text">
      <style:text-properties fo:font-variant="normal" fo:text-transform="none" fo:color="#000000" style:font-name="Liberation Serif" fo:letter-spacing="normal" fo:font-style="normal" fo:font-weight="bold" officeooo:rsid="00180808" style:font-size-asian="12.25pt" style:font-weight-asian="bold" style:font-size-complex="14pt" style:font-weight-complex="bold"/>
    </style:style>
    <style:style style:name="T57" style:family="text">
      <style:text-properties fo:font-variant="normal" fo:text-transform="none" fo:color="#000000" style:font-name="Liberation Serif" fo:letter-spacing="normal" fo:font-style="normal" style:font-size-asian="12.25pt" style:font-size-complex="14pt"/>
    </style:style>
    <style:style style:name="T58" style:family="text">
      <style:text-properties fo:font-variant="normal" fo:text-transform="none" fo:color="#000000" style:font-name="Liberation Serif" fo:letter-spacing="normal" fo:font-style="normal" officeooo:rsid="00180808" style:font-size-asian="12.25pt" style:font-size-complex="14pt"/>
    </style:style>
    <style:style style:name="T59" style:family="text">
      <style:text-properties fo:font-variant="normal" fo:text-transform="none" fo:color="#000000" style:font-name="Liberation Serif" fo:letter-spacing="normal" fo:font-style="normal" officeooo:rsid="001be0a2" style:font-size-asian="12.25pt" style:font-size-complex="14pt"/>
    </style:style>
    <style:style style:name="T60" style:family="text">
      <style:text-properties fo:font-variant="normal" fo:text-transform="none" fo:color="#000000" style:font-name="Liberation Serif" fo:letter-spacing="normal" fo:font-style="normal" officeooo:rsid="001eb807" style:font-size-asian="12.25pt" style:font-size-complex="14pt"/>
    </style:style>
    <style:style style:name="T61" style:family="text">
      <style:text-properties fo:font-variant="normal" fo:text-transform="none" fo:color="#000000" style:font-name="Liberation Serif" fo:letter-spacing="normal" fo:font-style="normal" officeooo:rsid="00217c91" style:font-size-asian="12.25pt" style:font-size-complex="14pt"/>
    </style:style>
    <style:style style:name="T62" style:family="text">
      <style:text-properties officeooo:rsid="000dccd5" style:font-size-asian="12.25pt" style:font-size-complex="14pt"/>
    </style:style>
    <style:style style:name="T63" style:family="text">
      <style:text-properties officeooo:rsid="0027e56a"/>
    </style:style>
    <style:style style:name="T64" style:family="text">
      <style:text-properties style:font-name="Liberation Serif" fo:font-weight="normal" style:font-size-asian="14pt" style:font-size-complex="14pt"/>
    </style:style>
    <style:style style:name="T65" style:family="text">
      <style:text-properties style:font-name="Liberation Serif" fo:font-weight="normal" officeooo:rsid="0027e56a" style:font-size-asian="14pt" style:font-size-complex="14pt"/>
    </style:style>
    <style:style style:name="T66" style:family="text">
      <style:text-properties style:font-name="Liberation Serif" fo:font-weight="normal" style:font-size-asian="14pt" style:font-weight-asian="normal" style:font-size-complex="14pt" style:font-weight-complex="normal"/>
    </style:style>
    <style:style style:name="T67" style:family="text">
      <style:text-properties style:font-name="Liberation Serif" fo:font-weight="normal" officeooo:rsid="002c1129" style:font-size-asian="14pt" style:font-weight-asian="normal" style:font-size-complex="14pt" style:font-weight-complex="normal"/>
    </style:style>
    <style:style style:name="T68" style:family="text">
      <style:text-properties style:font-name="Liberation Serif" fo:font-weight="normal" officeooo:rsid="002cdc65" style:font-size-asian="14pt" style:font-weight-asian="normal" style:font-size-complex="14pt" style:font-weight-complex="normal"/>
    </style:style>
    <style:style style:name="T69" style:family="text">
      <style:text-properties style:font-name="Liberation Serif" fo:font-weight="normal" officeooo:rsid="00303f70" style:font-size-asian="14pt" style:font-weight-asian="normal" style:font-size-complex="14pt" style:font-weight-complex="normal"/>
    </style:style>
    <style:style style:name="T70" style:family="text">
      <style:text-properties style:font-name="Liberation Serif" fo:font-weight="normal" officeooo:rsid="00306a7e" style:font-size-asian="14pt" style:font-weight-asian="normal" style:font-size-complex="14pt" style:font-weight-complex="normal"/>
    </style:style>
    <style:style style:name="T71" style:family="text">
      <style:text-properties style:font-name="Liberation Serif" style:font-size-asian="14pt" style:font-size-complex="14pt"/>
    </style:style>
    <style:style style:name="T72" style:family="text">
      <style:text-properties style:font-name="Liberation Serif" officeooo:rsid="0027e56a" style:font-size-asian="14pt" style:font-size-complex="14pt"/>
    </style:style>
    <style:style style:name="T73" style:family="text">
      <style:text-properties style:font-name="Liberation Serif" officeooo:rsid="002c1129" style:font-size-asian="14pt" style:font-size-complex="14pt"/>
    </style:style>
    <style:style style:name="T74" style:family="text">
      <style:text-properties style:font-name="Liberation Serif" officeooo:rsid="002cdc65" style:font-size-asian="14pt" style:font-size-complex="14pt"/>
    </style:style>
    <style:style style:name="T75" style:family="text">
      <style:text-properties style:font-name="Liberation Serif" officeooo:rsid="00303f70" style:font-size-asian="14pt" style:font-size-complex="14pt"/>
    </style:style>
    <style:style style:name="T76" style:family="text">
      <style:text-properties style:font-name="Liberation Serif" style:text-underline-style="none" fo:font-weight="normal" style:font-size-asian="14pt" style:font-weight-asian="normal" style:font-size-complex="14pt" style:font-weight-complex="normal"/>
    </style:style>
    <style:style style:name="T77" style:family="text">
      <style:text-properties style:font-name="Liberation Serif" fo:font-size="14pt" fo:font-style="normal" fo:font-weight="bold" style:font-size-asian="14pt" style:font-weight-asian="bold" style:font-size-complex="14pt" style:font-weight-complex="bold"/>
    </style:style>
    <style:style style:name="T78" style:family="text">
      <style:text-properties style:font-name="Liberation Serif" fo:font-size="14pt" fo:font-style="normal" fo:font-weight="bold" officeooo:rsid="003ccf84" style:font-size-asian="14pt" style:font-weight-asian="bold" style:font-size-complex="14pt" style:font-weight-complex="bold"/>
    </style:style>
    <style:style style:name="T79" style:family="text">
      <style:text-properties style:font-name="Liberation Serif" fo:font-size="14pt" fo:font-style="normal" fo:font-weight="normal" style:font-size-asian="14pt" style:font-size-complex="14pt"/>
    </style:style>
    <style:style style:name="T80" style:family="text">
      <style:text-properties style:font-name="Liberation Serif" fo:font-size="14pt" fo:font-style="normal" fo:font-weight="normal" officeooo:rsid="0040e580" style:font-size-asian="14pt" style:font-size-complex="14pt"/>
    </style:style>
    <style:style style:name="T81" style:family="text">
      <style:text-properties style:font-name="Liberation Serif" fo:font-size="14pt" fo:font-style="normal" fo:font-weight="normal" style:font-size-asian="14pt" style:font-weight-asian="normal" style:font-size-complex="14pt" style:font-weight-complex="normal"/>
    </style:style>
    <style:style style:name="T82" style:family="text">
      <style:text-properties style:font-name="Liberation Serif" fo:font-size="14pt" fo:font-style="normal" style:font-size-asian="14pt" style:font-size-complex="14pt"/>
    </style:style>
    <style:style style:name="T83" style:family="text">
      <style:text-properties style:font-name="Liberation Serif" fo:font-size="14pt" fo:font-style="normal" officeooo:rsid="0040e580" style:font-size-asian="14pt" style:font-size-complex="14pt"/>
    </style:style>
    <style:style style:name="T84" style:family="text">
      <style:text-properties style:font-name="Liberation Serif" fo:font-size="14pt" fo:font-style="normal" officeooo:rsid="0040e580" style:font-size-asian="14pt" style:font-weight-asian="bold" style:font-size-complex="14pt" style:font-weight-complex="bold"/>
    </style:style>
    <style:style style:name="T85" style:family="text">
      <style:text-properties style:text-underline-style="none" officeooo:rsid="0027e56a" style:font-size-asian="12.25pt" style:font-weight-asian="bold" style:font-size-complex="14pt" style:font-weight-complex="bold"/>
    </style:style>
    <style:style style:name="T86" style:family="text">
      <style:text-properties officeooo:rsid="0040e580"/>
    </style:style>
    <style:style style:name="T87" style:family="text">
      <style:text-properties officeooo:rsid="004100ef"/>
    </style:style>
    <style:style style:name="T88" style:family="text">
      <style:text-properties style:text-line-through-style="none" style:text-line-through-type="none" officeooo:rsid="004100ef"/>
    </style:style>
    <style:style style:name="T89" style:family="text">
      <style:text-properties style:text-line-through-style="none" style:text-line-through-type="none" fo:font-weight="bold" officeooo:rsid="004100e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UX</text:p>
      <text:p text:style-name="P2"/>
      <text:p text:style-name="P21"><text:span text:style-name="T6">Command Line Interface (CLI) </text:span><text:span text:style-name="T2">: Used to interact with the os.</text:span></text:p>
      <text:p text:style-name="P2"/>
      <text:p text:style-name="P22"><text:span text:style-name="T1">Command Structure: </text:span><text:span text:style-name="T9">Command <text:s text:c="5"/>Options <text:s text:c="5"/>Arguments</text:span></text:p>
      <text:p text:style-name="P22"><text:span text:style-name="T9"><text:tab/><text:tab/><text:tab/> <text:s text:c="6"/>eg: ls -lh /</text:span><text:span text:style-name="T14">usr</text:span><text:span text:style-name="T15">/bin</text:span></text:p>
      <text:p text:style-name="P13"/>
      <text:p text:style-name="P14">Keyboard Shortcuts For CLI : </text:p>
      <text:p text:style-name="P23"><text:span text:style-name="T17">1. CTRL+R : </text:span><text:span text:style-name="T15">Search command history.</text:span></text:p>
      <text:p text:style-name="P23"><text:span text:style-name="T17">2. CTRL+C : </text:span><text:span text:style-name="T15"><text:s/>Cancel Command.</text:span></text:p>
      <text:p text:style-name="P23"><text:span text:style-name="T17">3. Tab : </text:span><text:span text:style-name="T15">Auto completes the command by making guess. If mpre than one options then press tab again to see all the possible guesses.</text:span></text:p>
      <text:p text:style-name="P23"><text:span text:style-name="T17">4. </text:span><text:span text:style-name="T18">CTRL+A : </text:span><text:span text:style-name="T16">Move to the beginning of the line.</text:span></text:p>
      <text:p text:style-name="P24"><text:span text:style-name="T17">5. CTRL+E : </text:span><text:span text:style-name="T15">Move to the end of the line.</text:span></text:p>
      <text:p text:style-name="P24"><text:span text:style-name="T17">6. CTRL+(Left-arrow) : </text:span><text:span text:style-name="T15">Move left by one word.</text:span></text:p>
      <text:p text:style-name="P24"><text:span text:style-name="T17">7. CTRL+(Right-arrow) : </text:span><text:span text:style-name="T15">Move right by one word.</text:span></text:p>
      <text:p text:style-name="P24"><text:span text:style-name="T17">8. CTRL+U : </text:span><text:span text:style-name="T15">Remove from cursor to start.</text:span></text:p>
      <text:p text:style-name="P24"><text:span text:style-name="T17">9. CTRL+K : </text:span><text:span text:style-name="T15">Remove from cursor to end.</text:span></text:p>
      <text:p text:style-name="P24"><text:span text:style-name="T17">10. CTRL+Shift+C : </text:span><text:span text:style-name="T15">Copy.</text:span></text:p>
      <text:p text:style-name="P24"><text:span text:style-name="T17">11. CTRL+Shift+V : </text:span><text:span text:style-name="T15">Paste.</text:span></text:p>
      <text:p text:style-name="P13"/>
      <text:p text:style-name="P13"/>
      <text:p text:style-name="P15">CLI COMMANDS</text:p>
      <text:p text:style-name="P16"/>
      <text:p text:style-name="P29"><text:span text:style-name="T19">1. man: </text:span><text:span text:style-name="T20">Used to</text:span><text:span text:style-name="T27"> </text:span><text:span text:style-name="T28">display the user manual of any command.</text:span></text:p>
      <text:p text:style-name="P29"><text:span text:style-name="T28"><text:tab/> <text:s text:c="3"/></text:span><text:span text:style-name="T29">Syntax: man Command</text:span></text:p>
      <text:p text:style-name="P29"><text:span text:style-name="T28"><text:s text:c="14"/></text:span><text:span text:style-name="T29">Argument: Command</text:span></text:p>
      <text:p text:style-name="P34"><text:s text:c="14"/>eg: man ls</text:p>
      <text:p text:style-name="P34"/>
      <text:p text:style-name="P25"><text:span text:style-name="T41">2. --help: </text:span><text:span text:style-name="T28">provides information on commands in shorter terms.</text:span></text:p>
      <text:p text:style-name="P34"><text:tab/> <text:s text:c="3"/>Syntax: ls --help</text:p>
      <text:p text:style-name="P34"><text:s text:c="14"/>eg: ls –help</text:p>
      <text:p text:style-name="P34"/>
      <text:p text:style-name="P25"><text:span text:style-name="T41">3. </text:span><text:span text:style-name="T42">apropos: </text:span><text:span text:style-name="T30">helps to search for commands by providing one keyword which is functionality of that command.</text:span></text:p>
      <text:p text:style-name="P35"><text:tab/> <text:s text:c="3"/>Syntax: apropos “functionality”</text:p>
      <text:p text:style-name="P35"><text:tab/> <text:s text:c="3"/>eg: apropos “list”</text:p>
      <text:p text:style-name="P35"/>
      <text:p text:style-name="P26"><text:span text:style-name="T42">4. </text:span><text:span text:style-name="T41">file: </text:span><text:span text:style-name="T28">tell file type.</text:span></text:p>
      <text:p text:style-name="P36"><text:tab/>Syntax: file example.txt</text:p>
      <text:p text:style-name="P36"><text:tab/>eg: file LinuxNotes.odt</text:p>
      <text:p text:style-name="P36"><text:tab/>op: LinuxNotes.odt: OpenDocument Text</text:p>
      <text:p text:style-name="P36"/>
      <text:p text:style-name="P26"><text:soft-page-break/><text:span text:style-name="T41">5. stat: </text:span><text:span text:style-name="T28">tell other properties like modification type, ownership etc.</text:span></text:p>
      <text:p text:style-name="P36"><text:tab/>Syntax: stat example.txt</text:p>
      <text:p text:style-name="P36"><text:tab/>eg: stat LinuxNotes.odt</text:p>
      <text:p text:style-name="P3"/>
      <text:p text:style-name="P3">6. cd: <text:span text:style-name="T25">used to change directory.</text:span></text:p>
      <text:p text:style-name="P17"><text:tab/>Syntax: cd foldername</text:p>
      <text:p text:style-name="P17"><text:tab/>eg: cd test</text:p>
      <text:p text:style-name="P17"><text:tab/>op: ~/test$</text:p>
      <text:p text:style-name="P17"><text:tab/></text:p>
      <text:p text:style-name="P106"><text:span text:style-name="T10"><text:tab/></text:span><text:span text:style-name="T7">imp points</text:span><text:span text:style-name="T10">: to comeback from a directory we use “cd ..”. If we have to comeback two folder we do “cd ../..”. </text:span><text:span text:style-name="T11">this can be replicated any number of times. There is also “\” which is used to indicate that next char has literal meaning. This is helpful in adding space in file names.</text:span></text:p>
      <text:p text:style-name="P106"><text:span text:style-name="T11"/></text:p>
      <text:p text:style-name="P106"><text:span text:style-name="T11"><text:tab/></text:span><text:span text:style-name="T8">Options:</text:span></text:p>
      <text:p text:style-name="P107"><text:span text:style-name="T8"><text:tab/><text:tab/>cd - : <text:s/></text:span><text:span text:style-name="T13">takes to previous directory.</text:span></text:p>
      <text:p text:style-name="P107"><text:span text:style-name="T13"/></text:p>
      <text:p text:style-name="P107"><text:span text:style-name="T13"><text:tab/><text:tab/></text:span><text:span text:style-name="T8">Cd : </text:span><text:span text:style-name="T13">takes to home directory os user.</text:span></text:p>
      <text:p text:style-name="P107"><text:span text:style-name="T13"><text:tab/></text:span></text:p>
      <text:p text:style-name="P107"><text:span text:style-name="T13"><text:tab/><text:tab/></text:span><text:span text:style-name="T8">cd ~username: </text:span><text:span text:style-name="T13">takes to this new users home directory</text:span></text:p>
      <text:p text:style-name="P18"/>
      <text:p text:style-name="P27"><text:span text:style-name="T1">7. cd - : </text:span><text:span text:style-name="T9">prints previous directory’s path.</text:span></text:p>
      <text:p text:style-name="P19"/>
      <text:p text:style-name="P27"><text:span text:style-name="T1">8. pwd: </text:span><text:span text:style-name="T9">prints current directory path.</text:span></text:p>
      <text:p text:style-name="P19"><text:tab/>Syntax: pwd</text:p>
      <text:p text:style-name="P19"><text:tab/>op: /home/beryl/test</text:p>
      <text:p text:style-name="P19"/>
      <text:p text:style-name="P28"><text:span text:style-name="T1">9. ls: </text:span><text:span text:style-name="T9"><text:s/>list all content of the current directory.</text:span></text:p>
      <text:p text:style-name="P20"><text:tab/></text:p>
      <text:p text:style-name="P20"><text:tab/>Options: </text:p>
      <text:p text:style-name="P30"><text:span text:style-name="T12"><text:tab/></text:span><text:span text:style-name="T3">-l: </text:span><text:span text:style-name="T31">known as a long format that displays detailed information about files and <text:tab/> <text:s text:c="3"/>directories.</text:span></text:p>
      <text:p text:style-name="P30"><text:span text:style-name="T31"><text:s/><text:tab/></text:span><text:span text:style-name="T32"> <text:s text:c="4"/>Eg: ls -l</text:span></text:p>
      <text:p text:style-name="P37"><text:tab/> <text:s text:c="4"/>op: total 48K</text:p>
      <text:p text:style-name="P37"><text:tab/><text:tab/>drwxr-xr-x 2 beryl beryl 4096 Oct 14 18:07 Desktop</text:p>
      <text:p text:style-name="P37"><text:tab/><text:tab/>drwxr-xr-x 2 beryl beryl 4096 Oct 14 18:07 Documents</text:p>
      <text:p text:style-name="P37"><text:tab/><text:tab/>drwxr-xr-x 2 beryl beryl 4096 Oct 16 10:40 Downloads</text:p>
      <text:p text:style-name="P30"><text:span text:style-name="T32"><text:tab/><text:tab/>-rw-r--r-- 1 beryl beryl </text:span><text:span text:style-name="T33">8080</text:span><text:span text:style-name="T32"> Oct 14 17:59 examples.desktop</text:span></text:p>
      <text:p text:style-name="P37"><text:tab/><text:tab/>drwxr-xr-x 2 beryl beryl 4096 Oct 14 18:07 Music</text:p>
      <text:p text:style-name="P37"><text:tab/><text:tab/>drwxr-xr-x 2 beryl beryl 4096 Oct 14 18:07 Pictures</text:p>
      <text:p text:style-name="P37"><text:tab/><text:tab/>drwxr-xr-x 2 beryl beryl 4096 Oct 14 18:07 Public</text:p>
      <text:p text:style-name="P37"><text:tab/><text:tab/>drwxr-xr-x 2 beryl beryl 4096 Oct 14 18:07 Templates</text:p>
      <text:p text:style-name="P37"><text:tab/><text:tab/>drwxrwxr-x 2 beryl beryl 4096 Oct 16 14:39 test</text:p>
      <text:p text:style-name="P37"><text:tab/><text:tab/>drwxr-xr-x 2 beryl beryl 4096 Oct 14 18:07 Videos</text:p>
      <text:p text:style-name="P37"/>
      <text:p text:style-name="P30"><text:soft-page-break/><text:span text:style-name="T32"><text:tab/></text:span><text:span text:style-name="T43">-h: </text:span><text:span text:style-name="T34">Print file sizes in human-readable format</text:span></text:p>
      <text:p text:style-name="P39"><text:tab/> <text:s text:c="5"/>eg: ls -lh</text:p>
      <text:p text:style-name="P31"><text:span text:style-name="T34"><text:tab/> <text:s text:c="5"/></text:span><text:span text:style-name="T35">op: </text:span><text:span text:style-name="T34">total 48K</text:span></text:p>
      <text:p text:style-name="P38"><text:tab/><text:tab/>drwxr-xr-x 2 beryl beryl 4.0K Oct 14 18:07 Desktop</text:p>
      <text:p text:style-name="P38"><text:tab/><text:tab/>drwxr-xr-x 2 beryl beryl 4.0K Oct 14 18:07 Documents</text:p>
      <text:p text:style-name="P38"><text:tab/><text:tab/>drwxr-xr-x 2 beryl beryl 4.0K Oct 16 10:40 Downloads</text:p>
      <text:p text:style-name="P38"><text:tab/><text:tab/>-rw-r--r-- 1 beryl beryl 8.8K Oct 14 17:59 examples.desktop</text:p>
      <text:p text:style-name="P38"><text:tab/><text:tab/>drwxr-xr-x 2 beryl beryl 4.0K Oct 14 18:07 Music</text:p>
      <text:p text:style-name="P38"><text:tab/><text:tab/>drwxr-xr-x 2 beryl beryl 4.0K Oct 14 18:07 Pictures</text:p>
      <text:p text:style-name="P38"><text:tab/><text:tab/>drwxr-xr-x 2 beryl beryl 4.0K Oct 14 18:07 Public</text:p>
      <text:p text:style-name="P38"><text:tab/><text:tab/>drwxr-xr-x 2 beryl beryl 4.0K Oct 14 18:07 Templates</text:p>
      <text:p text:style-name="P38"><text:tab/><text:tab/>drwxrwxr-x 2 beryl beryl 4.0K Oct 16 14:39 test</text:p>
      <text:p text:style-name="P40"><text:tab/><text:tab/>drwxr-xr-x 2 beryl beryl 4.0K Oct 14 18:07 Videos</text:p>
      <text:p text:style-name="P39"><text:tab/><text:tab/></text:p>
      <text:p text:style-name="P32"><text:span text:style-name="T11"><text:tab/></text:span><text:span text:style-name="T4">-</text:span><text:span text:style-name="T5">a: </text:span><text:span text:style-name="T36">Represent all files Include hidden files and directories in the listing.</text:span></text:p>
      <text:p text:style-name="P41"><text:tab/> <text:s text:c="4"/>eg: ls -a</text:p>
      <text:p text:style-name="P41"><text:tab/> <text:s text:c="4"/>op: . <text:s text:c="13"/>.cache <text:s text:c="4"/>examples.desktop <text:s/>Music <text:s text:c="4"/>.ssh</text:p>
      <text:p text:style-name="P41"><text:tab/><text:tab/>.. <text:s text:c="12"/>.config <text:s text:c="3"/>.gnupg <text:s text:c="11"/>Pictures <text:s/>.sudo_as_admin_successful</text:p>
      <text:p text:style-name="P41"><text:tab/><text:tab/>.bash_history <text:s/>Desktop <text:s text:c="3"/>.ICEauthority <text:s text:c="4"/>.pki <text:s text:c="5"/>Templates</text:p>
      <text:p text:style-name="P41"><text:tab/><text:tab/>.bash_logout <text:s text:c="2"/>Documents <text:s/>.local <text:s text:c="11"/>.profile <text:s/>test</text:p>
      <text:p text:style-name="P41"><text:tab/><text:tab/>.bashrc <text:s text:c="7"/>Downloads <text:s/>.mozilla <text:s text:c="9"/>Public <text:s text:c="3"/>Videos</text:p>
      <text:p text:style-name="P17"/>
      <text:p text:style-name="P12"><text:span text:style-name="T62"><text:tab/></text:span><text:span text:style-name="T21">-</text:span><text:span text:style-name="T22">S: </text:span><text:span text:style-name="T50">Sort files and directories by their sizes, listing the largest ones first</text:span><text:span text:style-name="T49">.</text:span></text:p>
      <text:p text:style-name="P12"><text:span text:style-name="T49"><text:tab/> <text:s text:c="2"/></text:span><text:span text:style-name="T52">Eg: ls -lS</text:span></text:p>
      <text:p text:style-name="P42"><text:tab/> <text:s text:c="2"/>op: total 48</text:p>
      <text:p text:style-name="P42"><text:tab/><text:tab/>-rw-r--r-- 1 beryl beryl 8980 Oct 14 17:59 examples.desktop</text:p>
      <text:p text:style-name="P42"><text:tab/><text:tab/>drwxr-xr-x 2 beryl beryl 4096 Oct 14 18:07 Desktop</text:p>
      <text:p text:style-name="P42"><text:tab/><text:tab/>drwxr-xr-x 2 beryl beryl 4096 Oct 14 18:07 Documents</text:p>
      <text:p text:style-name="P42"><text:tab/><text:tab/>drwxr-xr-x 2 beryl beryl 4096 Oct 16 10:40 Downloads</text:p>
      <text:p text:style-name="P42"><text:tab/><text:tab/>drwxr-xr-x 2 beryl beryl 4096 Oct 14 18:07 Music</text:p>
      <text:p text:style-name="P42"><text:tab/><text:tab/>drwxr-xr-x 2 beryl beryl 4096 Oct 14 18:07 Pictures</text:p>
      <text:p text:style-name="P42"><text:tab/><text:tab/>drwxr-xr-x 2 beryl beryl 4096 Oct 14 18:07 Public</text:p>
      <text:p text:style-name="P42"><text:tab/><text:tab/>drwxr-xr-x 2 beryl beryl 4096 Oct 14 18:07 Templates</text:p>
      <text:p text:style-name="P42"><text:tab/><text:tab/>drwxrwxr-x 2 beryl beryl 4096 Oct 16 14:39 test</text:p>
      <text:p text:style-name="P42"><text:tab/><text:tab/>drwxr-xr-x 2 beryl beryl 4096 Oct 14 18:07 Videos</text:p>
      <text:p text:style-name="P42"/>
      <text:p text:style-name="P12"><text:span text:style-name="T52"><text:tab/></text:span><text:span text:style-name="T56">-R: </text:span><text:span text:style-name="T52">Used to print in recursive way what is present inside all folders.</text:span></text:p>
      <text:p text:style-name="P42"><text:tab/><text:tab/>Eg: ls -R</text:p>
      <text:p text:style-name="P42"><text:tab/><text:tab/>op: <text:tab/>.:</text:p>
      <text:p text:style-name="P42"><text:tab/><text:tab/><text:tab/>Desktop <text:s text:c="3"/>Downloads <text:s text:c="8"/>Music <text:s text:c="4"/>Public <text:s text:c="4"/>test</text:p>
      <text:p text:style-name="P42"><text:tab/><text:tab/><text:tab/>Documents <text:s/>examples.desktop <text:s/>Pictures <text:s/>Templates <text:s/>Videos</text:p>
      <text:p text:style-name="P42"/>
      <text:p text:style-name="P42"><text:tab/><text:tab/><text:tab/>./Desktop:</text:p>
      <text:p text:style-name="P42"/>
      <text:p text:style-name="P42"><text:tab/><text:tab/><text:tab/>./Documents:</text:p>
      <text:p text:style-name="P42"><text:soft-page-break/></text:p>
      <text:p text:style-name="P42"><text:tab/><text:tab/><text:tab/>./Downloads:</text:p>
      <text:p text:style-name="P42"><text:tab/><text:tab/><text:tab/>google-chrome-stable_current_amd64.deb <text:s/>slack-desktop-<text:tab/><text:tab/><text:tab/><text:tab/>4.34.121-amd64.deb</text:p>
      <text:p text:style-name="P42"/>
      <text:p text:style-name="P42"><text:tab/><text:tab/><text:tab/>./Music:</text:p>
      <text:p text:style-name="P42"/>
      <text:p text:style-name="P42"><text:tab/><text:tab/><text:tab/>./Pictures:</text:p>
      <text:p text:style-name="P42"/>
      <text:p text:style-name="P42"><text:tab/><text:tab/><text:tab/>./Public:</text:p>
      <text:p text:style-name="P42"/>
      <text:p text:style-name="P42"><text:tab/><text:tab/><text:tab/>./Templates:</text:p>
      <text:p text:style-name="P42"/>
      <text:p text:style-name="P42"><text:tab/><text:tab/><text:tab/>./test:</text:p>
      <text:p text:style-name="P42"><text:tab/><text:tab/><text:tab/>LinuxNotes.odt</text:p>
      <text:p text:style-name="P42"/>
      <text:p text:style-name="P42"><text:tab/><text:tab/><text:tab/>./Videos:</text:p>
      <text:p text:style-name="P42"/>
      <text:p text:style-name="P42"><text:tab/><text:span text:style-name="T24">Some other options:</text:span></text:p>
      <text:p text:style-name="P42"><text:span text:style-name="T24"><text:tab/><text:tab/>-r: </text:span><text:span text:style-name="T87">used to print in reverse order</text:span></text:p>
      <text:p text:style-name="P42"/>
      <text:p text:style-name="P42"><text:tab/><text:tab/><text:span text:style-name="T23">-</text:span><text:span text:style-name="T24">t: </text:span><text:span text:style-name="T87">sort files in order of modification time(most recent first).</text:span></text:p>
      <text:p text:style-name="P42"><text:tab/><text:tab/></text:p>
      <text:p text:style-name="P42"><text:tab/><text:tab/><text:span text:style-name="T23">-</text:span><text:span text:style-name="T24">i: </text:span><text:span text:style-name="T87">used to display the idx number of each file.</text:span></text:p>
      <text:p text:style-name="P42"/>
      <text:p text:style-name="P42"><text:tab/><text:tab/><text:span text:style-name="T89">-g: </text:span><text:span text:style-name="T88">used to display group ownership of files instead of owner.</text:span></text:p>
      <text:p text:style-name="P42"/>
      <text:p text:style-name="P4"><text:span text:style-name="T58">1</text:span><text:span text:style-name="T57">0. mkdir: </text:span><text:span text:style-name="T51">make new directory at specified location.</text:span></text:p>
      <text:p text:style-name="P43"><text:tab/><text:tab/>Eg: mkdir new_folder</text:p>
      <text:p text:style-name="P43"><text:tab/><text:tab/>op: makes new dorectory inside current directory.</text:p>
      <text:p text:style-name="P43"/>
      <text:p text:style-name="P4"><text:span text:style-name="T51"><text:tab/></text:span><text:span text:style-name="T57">Options:</text:span></text:p>
      <text:p text:style-name="P66"><text:tab/></text:p>
      <text:p text:style-name="P4"><text:span text:style-name="T57"><text:tab/>-p: </text:span><text:span text:style-name="T51">used to create two or more folders in a heirarchy based order.</text:span></text:p>
      <text:p text:style-name="P43"><text:tab/><text:tab/>Eg: mkdir -p legal/contract</text:p>
      <text:p text:style-name="P43"><text:tab/><text:tab/>op: this will create legal first then contract inside legal.</text:p>
      <text:p text:style-name="P43"/>
      <text:p text:style-name="P4"><text:span text:style-name="T57">11. rmdir: </text:span><text:span text:style-name="T51">used to remove directory. (will remove only if the directory is empty).</text:span></text:p>
      <text:p text:style-name="P43"><text:tab/><text:tab/>Eg: rmdir legal/contract</text:p>
      <text:p text:style-name="P43"><text:tab/><text:tab/>op: removes directory.</text:p>
      <text:p text:style-name="P43"/>
      <text:p text:style-name="P5"><text:span text:style-name="T57">12. cp: </text:span><text:span text:style-name="T51">used to make copy of a file in same folder.</text:span></text:p>
      <text:p text:style-name="P44"><text:tab/><text:tab/>Eg: cp LinuxNotes.odt Notes2.odt</text:p>
      <text:p text:style-name="P44"><text:tab/><text:tab/>op: legal <text:s/>LinuxNotes.odt <text:s/>new_folder <text:s/>Notes2.odt</text:p>
      <text:p text:style-name="P44"/>
      <text:p text:style-name="P5"><text:soft-page-break/><text:span text:style-name="T57">13. mv: </text:span><text:span text:style-name="T51"><text:s/>used to move file from one loc to another or can also be used to rename a <text:tab/> <text:s text:c="4"/>file.</text:span></text:p>
      <text:p text:style-name="P44"><text:tab/><text:tab/>Eg: mv ./notes legal/ </text:p>
      <text:p text:style-name="P44"><text:tab/><text:tab/>op: moves notes from curr dir to legal</text:p>
      <text:p text:style-name="P44"><text:s/></text:p>
      <text:p text:style-name="P44"><text:tab/> <text:s text:c="4"/>to rename a file</text:p>
      <text:p text:style-name="P44"><text:tab/><text:tab/>Eg: mv legal/notes legal/notes_renamed</text:p>
      <text:p text:style-name="P44"><text:tab/><text:tab/>op: file will be renamed from notes to notes_renamed</text:p>
      <text:p text:style-name="P44"/>
      <text:p text:style-name="P67">Wildcard characters</text:p>
      <text:p text:style-name="P5"><text:span text:style-name="T51">*: </text:span><text:span text:style-name="T53">means anything like in sql</text:span></text:p>
      <text:p text:style-name="P45">?: means this one char could be anything</text:p>
      <text:p text:style-name="P44"/>
      <text:p text:style-name="P6"><text:span text:style-name="T57">14. </text:span><text:span text:style-name="T59">rm: </text:span><text:span text:style-name="T53">used to remove one or more files. </text:span><text:span text:style-name="T54">This command can also help to delete a folder having files in it unlike rmdir.</text:span></text:p>
      <text:p text:style-name="P47"/>
      <text:p text:style-name="P46"><text:tab/><text:tab/>Eg: rm legal/*</text:p>
      <text:p text:style-name="P46"><text:tab/><text:tab/>op: this will remove all the file inside legal.</text:p>
      <text:p text:style-name="P46"/>
      <text:p text:style-name="P6"><text:span text:style-name="T53"><text:tab/></text:span><text:span text:style-name="T60">Options:</text:span></text:p>
      <text:p text:style-name="P6"><text:span text:style-name="T60"><text:tab/>-r : </text:span><text:span text:style-name="T54">used to recursively travel inside each folder in order to delete a folder <text:tab/><text:tab/> <text:s text:c="6"/>having multiple files.</text:span></text:p>
      <text:p text:style-name="P47"><text:tab/><text:tab/>Eg: rm -r ./legal</text:p>
      <text:p text:style-name="P47"><text:tab/><text:tab/>op: this will delete the whole legal folder no matter if there is something <text:tab/><text:tab/>present in it or not.</text:p>
      <text:p text:style-name="P47"/>
      <text:p text:style-name="P7"><text:span text:style-name="T60">1</text:span><text:span text:style-name="T57">5. find: </text:span><text:span text:style-name="T51"><text:s/>used to find a specific file in the specified location.</text:span></text:p>
      <text:p text:style-name="P48"><text:tab/><text:tab/>Eg: find . -name "Lin*" <text:s text:c="2"/></text:p>
      <text:p text:style-name="P48"><text:tab/><text:tab/>op: ./test/LinuxNotes.odt</text:p>
      <text:p text:style-name="P48"><text:tab/><text:tab/> <text:s text:c="5"/>./.config/libreoffice/4/user/backup/LinuxNotes.odt_0.odt</text:p>
      <text:p text:style-name="P48"/>
      <text:p text:style-name="P96"/>
      <text:p text:style-name="P48"/>
      <text:p text:style-name="P68">There are 2 types of users in linux:</text:p>
      <text:p text:style-name="P68">1. Normal user(can’t access or modify system files)</text:p>
      <text:p text:style-name="P68">2. Super user(access and modify system files)</text:p>
      <text:p text:style-name="P68"/>
      <text:p text:style-name="P8"><text:span text:style-name="T57">16. sudo: </text:span><text:span text:style-name="T51">this command helps to gain temporary access as a super user.</text:span></text:p>
      <text:p text:style-name="P49"><text:tab/><text:tab/>Eg: sudo ls /root</text:p>
      <text:p text:style-name="P49"><text:tab/><text:tab/>op: shows content of root directory</text:p>
      <text:p text:style-name="P49"/>
      <text:p text:style-name="P8"><text:span text:style-name="T51"><text:tab/></text:span><text:span text:style-name="T57">Options:</text:span></text:p>
      <text:p text:style-name="P8"><text:span text:style-name="T57"><text:tab/><text:tab/>-k: </text:span><text:span text:style-name="T51">to give up temp sudo access.</text:span></text:p>
      <text:p text:style-name="P49"><text:tab/><text:tab/><text:tab/>Eg: sudo -k</text:p>
      <text:p text:style-name="P49"/>
      <text:p text:style-name="P8"><text:soft-page-break/><text:span text:style-name="T51"><text:tab/><text:tab/></text:span><text:span text:style-name="T57">-s: </text:span><text:span text:style-name="T51">to go into permanent super user mode.</text:span></text:p>
      <text:p text:style-name="P49"><text:tab/><text:tab/><text:tab/>Eg: sudo -s (use exit command to go back to permanent normal <text:tab/><text:tab/><text:tab/><text:tab/><text:tab/>user)</text:p>
      <text:p text:style-name="P49"><text:tab/><text:tab/><text:tab/></text:p>
      <text:p text:style-name="P49"/>
      <text:p text:style-name="P9"><text:span text:style-name="T57">17. Links: </text:span><text:span text:style-name="T51">Two types:</text:span></text:p>
      <text:p text:style-name="P50">1. Soft Links (point to the file on disk, neither link nor the original file can be moved otherwise link will break)</text:p>
      <text:p text:style-name="P50">2. Hard Links (point to data on disk, link as well as original file’s movement does not affect anything since link points to the data which is inside the file)</text:p>
      <text:p text:style-name="P50"/>
      <text:p text:style-name="P9"><text:span text:style-name="T51"><text:tab/></text:span><text:span text:style-name="T61">Options:</text:span></text:p>
      <text:p text:style-name="P9"><text:span text:style-name="T61"><text:tab/><text:tab/>ln: </text:span><text:span text:style-name="T55">Used to create hard link</text:span></text:p>
      <text:p text:style-name="P51"><text:tab/><text:tab/><text:tab/>Syntax: ln LinuxNotes.odt words.odt</text:p>
      <text:p text:style-name="P51"><text:tab/><text:tab/><text:tab/>op: new link created in the same directory</text:p>
      <text:p text:style-name="P51"/>
      <text:p text:style-name="P9"><text:span text:style-name="T55"><text:tab/><text:tab/></text:span><text:span text:style-name="T61">ln -s: </text:span><text:span text:style-name="T55">used to create soft link</text:span></text:p>
      <text:p text:style-name="P51"><text:tab/><text:tab/><text:tab/>Syntax: <text:s/>ln -s LinuxNotes.odt poem.odt</text:p>
      <text:p text:style-name="P51"><text:tab/><text:tab/><text:tab/>op: soft link created in the same directory.</text:p>
      <text:p text:style-name="P51"/>
      <text:p text:style-name="P10"><text:span text:style-name="T61">1</text:span><text:span text:style-name="T57">8. pipe( | ): </text:span><text:span text:style-name="T51">used to connect two commands or used to give output of one command as input for another command.</text:span></text:p>
      <text:p text:style-name="P52"><text:tab/><text:tab/>Syntax: echo "hello" | wc</text:p>
      <text:p text:style-name="P52"><text:tab/><text:tab/>op: <text:s/>1 <text:s text:c="6"/>1 <text:s text:c="6"/>6</text:p>
      <text:p text:style-name="P52"/>
      <text:p text:style-name="P11"><text:span text:style-name="T57">19. echo: </text:span><text:span text:style-name="T51">used to create new text file.</text:span></text:p>
      <text:p text:style-name="P53"><text:tab/><text:tab/>Syntax: <text:s/>echo "this is file"&gt;file.txt</text:p>
      <text:p text:style-name="P53"><text:tab/><text:tab/>op: creates file</text:p>
      <text:p text:style-name="P53"/>
      <text:p text:style-name="P11"><text:span text:style-name="T57">20. cat: </text:span><text:span text:style-name="T51">used to read file.</text:span></text:p>
      <text:p text:style-name="P53"><text:tab/><text:tab/>Syntax: cat file.txt</text:p>
      <text:p text:style-name="P53"><text:tab/><text:tab/>op: file content shown</text:p>
      <text:p text:style-name="P53"/>
      <text:p text:style-name="P11"><text:span text:style-name="T57">21. head/tail: </text:span><text:span text:style-name="T51">used to show fix number of lines of a text file. (by default 10 only)</text:span></text:p>
      <text:p text:style-name="P53"><text:tab/><text:tab/>Syntax: head -n5 file.txt</text:p>
      <text:p text:style-name="P53"><text:tab/><text:tab/>op: shows first 5 lines of file.txt</text:p>
      <text:p text:style-name="P53"/>
      <text:p text:style-name="P11"><text:span text:style-name="T57">22. less: </text:span><text:span text:style-name="T51">similar to man gives a new window of text file to easily navigate and read using (f,b).</text:span></text:p>
      <text:p text:style-name="P53"><text:tab/><text:tab/>Syntax: less file.txt</text:p>
      <text:p text:style-name="P53"/>
      <text:p text:style-name="P53"/>
      <text:p text:style-name="P76">Access Permission in Linux</text:p>
      <text:p text:style-name="P76"/>
      <text:p text:style-name="P79">Represented as : rw-rw-r-x </text:p>
      <text:p text:style-name="P79"><text:soft-page-break/>This can be understood as: [user][group][others]</text:p>
      <text:p text:style-name="P79">User has first set of three letters, then group, then others.</text:p>
      <text:p text:style-name="P79"/>
      <text:p text:style-name="P79">Permission can be represented in two ways:</text:p>
      <text:p text:style-name="P79">1. octal notation (744, 655 etc).</text:p>
      <text:p text:style-name="P79">2. symbolic notation (a=rwx).</text:p>
      <text:p text:style-name="P79"/>
      <text:p text:style-name="P79">In octal notation:</text:p>
      <text:p text:style-name="P79">read(r) = 4</text:p>
      <text:p text:style-name="P79">write(w) = 2</text:p>
      <text:p text:style-name="P79">execute(x) = 1</text:p>
      <text:p text:style-name="P79"/>
      <text:p text:style-name="P79">so for user to have read and write permission only is must have octal notation of 6.</text:p>
      <text:p text:style-name="P79"/>
      <text:p text:style-name="P79"/>
      <text:p text:style-name="P79"/>
      <text:p text:style-name="P79">In symbolic notation, we play with symbols:</text:p>
      <text:p text:style-name="P79">user(u)</text:p>
      <text:p text:style-name="P79">group(g)</text:p>
      <text:p text:style-name="P79">others(o)</text:p>
      <text:p text:style-name="P79">all(a)</text:p>
      <text:p text:style-name="P79">(+) = add this permission (u+rx)</text:p>
      <text:p text:style-name="P79">(-) = remove this permision (a-x)</text:p>
      <text:p text:style-name="P79">(=) = rest the permission to specified (<text:span text:style-name="T63">g=w)</text:span></text:p>
      <text:p text:style-name="P79"/>
      <text:p text:style-name="P88">23. chmod: <text:span text:style-name="T25">this is used to change the permission of the file folder.</text:span></text:p>
      <text:p text:style-name="P80"><text:tab/><text:tab/>Syntax: chmod 444 filename</text:p>
      <text:p text:style-name="P80"><text:tab/><text:tab/>eg: chmod u=w file.txt</text:p>
      <text:p text:style-name="P80"><text:tab/><text:tab/>op: before : rw-rw-r--</text:p>
      <text:p text:style-name="P80"><text:tab/><text:tab/> <text:s text:c="5"/>after : -w-rw-r--</text:p>
      <text:p text:style-name="P80"/>
      <text:p text:style-name="P94"><text:span text:style-name="T44">24. chown: </text:span><text:span text:style-name="T46">used to change the owner of the file/folder. </text:span><text:span text:style-name="T37">It's important to note that chown generally requires sudo/root permissions. Owning the file alone is not enough to be able to change the owner.</text:span></text:p>
      <text:p text:style-name="P54"/>
      <text:p text:style-name="P94"><text:span text:style-name="T37"><text:tab/><text:tab/></text:span><text:span text:style-name="T38">Eg: sudo chown root file.txt</text:span></text:p>
      <text:p text:style-name="P79"><text:tab/><text:tab/><text:span text:style-name="T63">op: -rw-rw-r-- 1 root <text:s/>beryl <text:s text:c="2"/>986 Oct 16 18:28 file.txt</text:span></text:p>
      <text:p text:style-name="P79"/>
      <text:p text:style-name="P69"><text:span text:style-name="T85">25. chgrp: </text:span><text:span text:style-name="T64">used to change the group ownership of a file or directory.</text:span></text:p>
      <text:p text:style-name="P69"><text:span text:style-name="T64"><text:tab/><text:tab/></text:span><text:span text:style-name="T65">Eg: sudo chgrp beryl file.txt</text:span></text:p>
      <text:p text:style-name="P65"><text:tab/><text:tab/>op: before: rw-rw-r-- 1 beryl root <text:s text:c="3"/>986 Oct 16 18:28 file.txt</text:p>
      <text:p text:style-name="P65"><text:tab/><text:tab/> <text:s text:c="5"/>after: rw-rw-r-- 1 beryl beryl <text:s text:c="3"/>986 Oct 16 18:28 file.txt</text:p>
      <text:p text:style-name="P65"/>
      <text:p text:style-name="P70"><text:span text:style-name="T72">2</text:span><text:span text:style-name="T71">6. grep: </text:span><text:span text:style-name="T66"><text:s/>used to search for words in a text file.</text:span></text:p>
      <text:p text:style-name="P55"><text:tab/><text:tab/>Eg: grep "is" file.txt </text:p>
      <text:p text:style-name="P55"><text:soft-page-break/><text:tab/><text:tab/>op: returns all the line having “is” in them.</text:p>
      <text:p text:style-name="P55"/>
      <text:p text:style-name="P70"><text:span text:style-name="T66"><text:tab/></text:span><text:span text:style-name="T71">Options:</text:span></text:p>
      <text:p text:style-name="P70"><text:span text:style-name="T71"><text:tab/><text:tab/>-i : </text:span><text:span text:style-name="T66">grep by default is case sensitive. This options makes case insensitive <text:tab/><text:tab/>search.</text:span></text:p>
      <text:p text:style-name="P55"><text:tab/><text:tab/><text:tab/>Eg: grep -i "the" file.txt</text:p>
      <text:p text:style-name="P55"><text:tab/><text:tab/><text:tab/>op: I like the generosity of numbers.</text:p>
      <text:p text:style-name="P55"><text:tab/><text:tab/><text:tab/> <text:s text:c="5"/>The way, for example,...</text:p>
      <text:p text:style-name="P55"/>
      <text:p text:style-name="P70"><text:span text:style-name="T66"><text:tab/><text:tab/></text:span><text:span text:style-name="T71">-v: </text:span><text:span text:style-name="T66">it gives the lines that doesnot have the specified word.</text:span></text:p>
      <text:p text:style-name="P55"><text:tab/><text:tab/><text:tab/>Eg: <text:s/>grep -vi "the" file.txt</text:p>
      <text:p text:style-name="P55"><text:tab/><text:tab/><text:tab/>op: anything or anyone:</text:p>
      <text:p text:style-name="P55"><text:tab/><text:tab/><text:tab/> <text:s text:c="5"/>eight dancers dressed as swans....</text:p>
      <text:p text:style-name="P55"/>
      <text:p text:style-name="P55"/>
      <text:p text:style-name="P70"><text:span text:style-name="T66"><text:tab/><text:tab/></text:span><text:span text:style-name="T71">-E : </text:span><text:span text:style-name="T66">this is used to specify we are making search using regular <text:tab/><text:tab/><text:tab/><text:tab/>expressions(regex).</text:span></text:p>
      <text:p text:style-name="P55"><text:tab/><text:tab/><text:tab/>Eg: grep -E "[the]" file.txt</text:p>
      <text:p text:style-name="P55"><text:tab/><text:tab/><text:tab/>op: all lines having t,h,e chars</text:p>
      <text:p text:style-name="P55"/>
      <text:p text:style-name="P70"><text:span text:style-name="T66"><text:s text:c="2"/><text:tab/><text:tab/> <text:s text:c="7"/>It can also be used to search using </text:span><text:span text:style-name="T71">word length</text:span></text:p>
      <text:p text:style-name="P55"><text:tab/><text:tab/><text:tab/>Eg: grep -E "\w{6,}" file.txt </text:p>
      <text:p text:style-name="P55"><text:tab/><text:tab/><text:tab/>op: all lines having a word whose length is greater than 6.</text:p>
      <text:p text:style-name="P55"/>
      <text:p text:style-name="P55"/>
      <text:p text:style-name="P71"><text:span text:style-name="T71">27. sort: </text:span><text:span text:style-name="T66">used to sort the text.</text:span></text:p>
      <text:p text:style-name="P56"/>
      <text:p text:style-name="P71"><text:span text:style-name="T66"><text:tab/></text:span><text:span text:style-name="T71">Options:</text:span></text:p>
      <text:p text:style-name="P71"><text:span text:style-name="T71"><text:tab/><text:tab/>-</text:span><text:span text:style-name="T73">n: </text:span><text:span text:style-name="T67">sort numerically.</text:span></text:p>
      <text:p text:style-name="P57"><text:tab/><text:tab/><text:tab/>Eg: sort -n file.txt</text:p>
      <text:p text:style-name="P57"><text:tab/><text:tab/><text:tab/>op: Avneet<text:tab/>55<text:tab/>Fbd</text:p>
      <text:p text:style-name="P57"><text:tab/><text:tab/><text:tab/><text:tab/>Deepu<text:tab/>6<text:tab/>sonepat</text:p>
      <text:p text:style-name="P57"><text:tab/><text:tab/><text:tab/><text:tab/>Dpk<text:tab/>843<text:tab/>delhi</text:p>
      <text:p text:style-name="P57"><text:tab/><text:tab/><text:tab/><text:tab/>Kunal<text:tab/>77<text:tab/>delhi</text:p>
      <text:p text:style-name="P57"><text:tab/><text:tab/><text:tab/><text:tab/>name<text:tab/>id <text:tab/>city</text:p>
      <text:p text:style-name="P57"><text:tab/><text:tab/><text:tab/><text:tab/>Vipul<text:tab/>123<text:tab/>shahdra</text:p>
      <text:p text:style-name="P57"><text:tab/><text:tab/><text:tab/>sorted on the basis of ascii value in first column</text:p>
      <text:p text:style-name="P71"><text:span text:style-name="T71"><text:tab/><text:tab/>-k1/</text:span><text:span text:style-name="T73">2/3</text:span><text:span text:style-name="T71"> : </text:span><text:span text:style-name="T66">specifies the column if table given </text:span><text:span text:style-name="T67">acc to which you want to sort.</text:span></text:p>
      <text:p text:style-name="P57"><text:tab/><text:tab/><text:tab/>Eg: sort -k2 -n file.txt </text:p>
      <text:p text:style-name="P57"><text:tab/><text:tab/><text:tab/>op: <text:tab/>name<text:tab/><text:tab/>id <text:tab/>city</text:p>
      <text:p text:style-name="P57"><text:tab/><text:tab/><text:tab/><text:tab/>Deepu<text:tab/>6<text:tab/>sonepat</text:p>
      <text:p text:style-name="P57"><text:tab/><text:tab/><text:tab/><text:tab/>Avneet<text:tab/>55<text:tab/>Fbd</text:p>
      <text:p text:style-name="P57"><text:tab/><text:tab/><text:tab/><text:tab/>Kunal<text:tab/><text:tab/>77<text:tab/>delhi</text:p>
      <text:p text:style-name="P57"><text:tab/><text:tab/><text:tab/><text:tab/>Vipul<text:tab/><text:tab/>123<text:tab/>shahdra</text:p>
      <text:p text:style-name="P57"><text:soft-page-break/><text:tab/><text:tab/><text:tab/><text:tab/>Dpk<text:tab/><text:tab/>843<text:tab/>delhi</text:p>
      <text:p text:style-name="P72"><text:span text:style-name="T66"><text:tab/><text:tab/></text:span><text:span text:style-name="T71">-u: </text:span><text:span text:style-name="T66">gives unique lines only</text:span></text:p>
      <text:p text:style-name="P58"><text:tab/><text:tab/><text:tab/>Eg: sort -k3 -u file.txt</text:p>
      <text:p text:style-name="P58"><text:tab/><text:tab/><text:tab/>op: name<text:tab/>id <text:tab/>city</text:p>
      <text:p text:style-name="P58"><text:tab/><text:tab/><text:tab/><text:tab/>Kunal<text:tab/>77<text:tab/>delhi</text:p>
      <text:p text:style-name="P58"><text:tab/><text:tab/><text:tab/><text:tab/>Avneet55<text:tab/>Fbd</text:p>
      <text:p text:style-name="P58"><text:tab/><text:tab/><text:tab/><text:tab/>Vipul<text:tab/>123<text:tab/>shahdra</text:p>
      <text:p text:style-name="P58"><text:tab/><text:tab/><text:tab/><text:tab/>Deepu6<text:tab/>sonepat</text:p>
      <text:p text:style-name="P58"/>
      <text:p text:style-name="P72"><text:span text:style-name="T71">28. sed: </text:span><text:span text:style-name="T66">used to manipulate the data.</text:span></text:p>
      <text:p text:style-name="P58"><text:tab/>Eg: sed "s/delhi/dilli/" file.txt</text:p>
      <text:p text:style-name="P58"/>
      <text:p text:style-name="P58"/>
      <text:p text:style-name="P58"/>
      <text:p text:style-name="P58"/>
      <text:p text:style-name="P58">op: name<text:tab/>id <text:tab/>city</text:p>
      <text:p text:style-name="P58">Avneet<text:tab/>55<text:tab/>Fbd</text:p>
      <text:p text:style-name="P58">Kunal<text:tab/>77<text:tab/>dilli</text:p>
      <text:p text:style-name="P58">Dpk<text:tab/>843<text:tab/>dilli</text:p>
      <text:p text:style-name="P58">Vipul<text:tab/>123<text:tab/>shahdra</text:p>
      <text:p text:style-name="P58">Deepu<text:tab/>6<text:tab/>sonepat</text:p>
      <text:p text:style-name="P58"/>
      <text:p text:style-name="P72"><text:span text:style-name="T71">29. awk: </text:span><text:span text:style-name="T66">used to programatically manipulate data. </text:span><text:span text:style-name="T68">We can write programm explaining how we want to manipulate data.</text:span></text:p>
      <text:p text:style-name="P59"><text:tab/>Eg: awk '{print $1"\t"$2}' file.txt</text:p>
      <text:p text:style-name="P59">op: name<text:tab/>id</text:p>
      <text:p text:style-name="P59">Avneet<text:tab/>55</text:p>
      <text:p text:style-name="P59">Kunal<text:tab/><text:tab/>77</text:p>
      <text:p text:style-name="P59">Dpk<text:tab/><text:tab/>843</text:p>
      <text:p text:style-name="P59">Vipul<text:tab/><text:tab/>123</text:p>
      <text:p text:style-name="P59">Deepu<text:tab/>6</text:p>
      <text:p text:style-name="P59"/>
      <text:p text:style-name="P73"><text:span text:style-name="T74">3</text:span><text:span text:style-name="T71">0. vim: </text:span><text:span text:style-name="T66">vim is the text editor provided for linux.</text:span></text:p>
      <text:p text:style-name="P73"><text:span text:style-name="T66"><text:tab/></text:span><text:span text:style-name="T71">Installation : </text:span><text:span text:style-name="T66">sudo apt install vim</text:span></text:p>
      <text:p text:style-name="P73"><text:span text:style-name="T66"><text:tab/></text:span><text:span text:style-name="T71">to enter the editor: </text:span><text:span text:style-name="T66">vim</text:span></text:p>
      <text:p text:style-name="P73"><text:span text:style-name="T66"><text:tab/></text:span><text:span text:style-name="T71">to open exisiting file in vim: </text:span><text:span text:style-name="T66">vim filename.txt</text:span></text:p>
      <text:p text:style-name="P73"><text:span text:style-name="T66"><text:tab/></text:span><text:span text:style-name="T71">to switch between insert and command mode: </text:span><text:span text:style-name="T66">i(to go to insert mode) esc(to comm mode)</text:span></text:p>
      <text:p text:style-name="P73"><text:span text:style-name="T66"><text:tab/></text:span><text:span text:style-name="T71">to save a file- </text:span><text:span text:style-name="T66">:w newfile.txt (if file new else=&gt;) :w</text:span></text:p>
      <text:p text:style-name="P73"><text:span text:style-name="T66"><text:tab/></text:span><text:span text:style-name="T71">to save and exit- </text:span><text:span text:style-name="T66">:wq</text:span></text:p>
      <text:p text:style-name="P73"><text:span text:style-name="T66"><text:tab/></text:span><text:span text:style-name="T71">to exit without save- </text:span><text:span text:style-name="T66">:q!</text:span></text:p>
      <text:p text:style-name="P60"/>
      <text:p text:style-name="P73"><text:span text:style-name="T71">31. nano: </text:span><text:span text:style-name="T66">similar to vim, another editor, more user friendly.</text:span></text:p>
      <text:p text:style-name="P60"><text:tab/>(commands already mentioned in the nano editor).</text:p>
      <text:p text:style-name="P73"><text:span text:style-name="T66"><text:tab/></text:span><text:span text:style-name="T71">To open: </text:span><text:span text:style-name="T66">nano filename.txt</text:span></text:p>
      <text:p text:style-name="P73"><text:soft-page-break/><text:span text:style-name="T66"><text:tab/></text:span><text:span text:style-name="T71">To exit: ^</text:span><text:span text:style-name="T66">x.</text:span></text:p>
      <text:p text:style-name="P60"/>
      <text:p text:style-name="P77"><text:span text:style-name="T71">TAR files:</text:span><text:span text:style-name="T76"> Common way to package data. Full form: Tape archives. Linux native.</text:span></text:p>
      <text:p text:style-name="P81"><text:tab/></text:p>
      <text:p text:style-name="P58"/>
      <text:p text:style-name="P100"><text:span text:style-name="T71">32. tar cvf: </text:span><text:span text:style-name="T66">c: to create tar file, v: to create verbose report of tar file, f: to determine archive files name type.</text:span></text:p>
      <text:p text:style-name="P61"><text:tab/>Eg: tar cvf myfolder.tar new_folder/</text:p>
      <text:p text:style-name="P61"/>
      <text:p text:style-name="P74"><text:span text:style-name="T71">33. tar caf: </text:span><text:span text:style-name="T66">this creates compressed tar file. a determines compression type.</text:span></text:p>
      <text:p text:style-name="P61"><text:tab/>Eg: tar caf myfolder.tar.gz new_folder/</text:p>
      <text:p text:style-name="P61"/>
      <text:p text:style-name="P74"><text:span text:style-name="T71">34. </text:span><text:span text:style-name="T75">zip/unzip: </text:span><text:span text:style-name="T69">to create zip files and extract from them.</text:span></text:p>
      <text:p text:style-name="P62"><text:tab/>Eg: zip -r exfiles.zip new_folder/</text:p>
      <text:p text:style-name="P74"><text:span text:style-name="T69"><text:tab/><text:tab/>-r is a good practice to use since </text:span><text:span text:style-name="T70">if we pass a folder to be extracted then </text:span></text:p>
      <text:p text:style-name="P63"><text:tab/><text:tab/>sometimes it will return an empty zip file.</text:p>
      <text:p text:style-name="P63"><text:tab/>Eg: unzip exfiles.zip</text:p>
      <text:p text:style-name="P63"/>
      <text:p text:style-name="P63"/>
      <text:p text:style-name="P78">Redirection</text:p>
      <text:p text:style-name="P82">means redirecting the output to a particular direction.</text:p>
      <text:p text:style-name="P82"/>
      <text:p text:style-name="P82">There are three streams generally:</text:p>
      <text:p text:style-name="P82">1. std in (0)</text:p>
      <text:p text:style-name="P82">2. std out (1)</text:p>
      <text:p text:style-name="P82">3. std err (2)</text:p>
      <text:p text:style-name="P82"/>
      <text:p text:style-name="P82">With redirection we can save output of a command in a particular file.</text:p>
      <text:p text:style-name="P82"/>
      <text:p text:style-name="P89">35. &gt; : <text:span text:style-name="T25">this operator redirects the output to a particular file.</text:span></text:p>
      <text:p text:style-name="P82"><text:tab/>Eg: ls 1&gt;redirected.txt</text:p>
      <text:p text:style-name="P89"><text:span text:style-name="T25"><text:s/><text:tab/></text:span><text:span text:style-name="T26">Similarly we can also store error output in other files too.</text:span></text:p>
      <text:p text:style-name="P83"/>
      <text:p text:style-name="P90">36. &gt;&gt; : <text:span text:style-name="T25">this operators helps in storing in already existing files</text:span></text:p>
      <text:p text:style-name="P84"><text:tab/>Eg: ls 1&gt;&gt;redirected.txt</text:p>
      <text:p text:style-name="P84"/>
      <text:p text:style-name="P91">37. env: <text:span text:style-name="T25">to print env variables.</text:span></text:p>
      <text:p text:style-name="P85"/>
      <text:p text:style-name="P92">38. uname -a: <text:span text:style-name="T25">used to show kernel version.</text:span></text:p>
      <text:p text:style-name="P86"/>
      <text:p text:style-name="P92">39. / etc / *release : <text:span text:style-name="T25">is the folder in which the distro version is kept but release filename can vary thats why we used aestrik.</text:span></text:p>
      <text:p text:style-name="P86"><text:tab/>Eg: cat /etc/*release</text:p>
      <text:p text:style-name="P86"/>
      <text:p text:style-name="P93">40. install/upgrade package: <text:span text:style-name="T25">sudo apt update (to fetch updated information then)</text:span></text:p>
      <text:p text:style-name="P87"><text:soft-page-break/><text:tab/><text:tab/><text:tab/><text:tab/> <text:s text:c="8"/>sudo apt upgrade</text:p>
      <text:p text:style-name="P87"/>
      <text:p text:style-name="P87"><text:tab/>to install new package : sudo apt install</text:p>
      <text:p text:style-name="P87"/>
      <text:p text:style-name="P95"><text:span text:style-name="T45">41. shred: </text:span><text:span text:style-name="T37">overwrites the contents of files with random data, making it much more difficult to recover the original data after deletion also.</text:span></text:p>
      <text:p text:style-name="P95"><text:span text:style-name="T37"><text:tab/></text:span><text:span text:style-name="T39">Eg: shred filename</text:span></text:p>
      <text:p text:style-name="P64"/>
      <text:p text:style-name="P33"><text:span text:style-name="T47">4</text:span><text:span text:style-name="T48">2. ssh: </text:span><text:span text:style-name="T37">It is a protocol used to securely connect to a remote server/system. ssh is secure in the sense that it transfers the data in encrypted form between the host and the client</text:span><text:span text:style-name="T40">.</text:span></text:p>
      <text:p text:style-name="P98"><text:tab/>Eg: ssh <text:a xlink:type="simple" xlink:href="mailto:host_name@hostIPaddress" text:style-name="Internet_20_link" text:visited-style-name="Visited_20_Internet_20_Link">host_name@hostIPaddress</text:a></text:p>
      <text:p text:style-name="P98"><text:tab/><text:span text:style-name="T86">To disconnect: logout (^D)</text:span></text:p>
      <text:p text:style-name="P98"><text:tab/></text:p>
      <text:p text:style-name="P98"/>
      <text:p text:style-name="P75">43. shutdown: <text:span text:style-name="T25">used to shutdown the linux box.</text:span></text:p>
      <text:p text:style-name="P97"><text:tab/>Eg: sudo shutdown -h now</text:p>
      <text:p text:style-name="P97"><text:tab/>to shutdown with a warning message.</text:p>
      <text:p text:style-name="P97"><text:tab/>Eg: shutdown -h +1 "warning"</text:p>
      <text:p text:style-name="P97"/>
      <text:p text:style-name="P97"><text:tab/>to cancel a schduled shutdown</text:p>
      <text:p text:style-name="P97"><text:tab/>Eg: sudo shutdown -c</text:p>
      <text:p text:style-name="P97"/>
      <text:p text:style-name="P97"/>
      <text:p text:style-name="P101"><text:span text:style-name="T78">44. ps: </text:span><text:span text:style-name="T79">ps command is used to list the currently running processes and their PIDs along with some other information depends on different options.</text:span></text:p>
      <text:p text:style-name="P101"><text:span text:style-name="T79"/></text:p>
      <text:p text:style-name="P103"><text:span text:style-name="T84">45. scp: </text:span><text:span text:style-name="T79">The SCP command or secure copy allows the secure transferring of files between the local host and the remote host or between two remote hosts.</text:span></text:p>
      <text:p text:style-name="P103"><text:span text:style-name="T79"><text:tab/></text:span><text:span text:style-name="T80">Eg: To copy from local machine to remote server</text:span></text:p>
      <text:p text:style-name="P103"><text:span text:style-name="T80"><text:tab/><text:tab/>scp LinuxNotes.odt </text:span><text:a xlink:type="simple" xlink:href="mailto:avneet@20.237.223.113" text:style-name="Internet_20_link" text:visited-style-name="Visited_20_Internet_20_Link"><text:span text:style-name="T80">avneet@20.237.223.113</text:span></text:a><text:span text:style-name="T80">:/home/avneet</text:span></text:p>
      <text:p text:style-name="P103"><text:span text:style-name="T80"><text:tab/></text:span></text:p>
      <text:p text:style-name="P103"><text:span text:style-name="T80"><text:tab/> <text:s text:c="6"/>To copy from remote server to local machine</text:span></text:p>
      <text:p text:style-name="P103"><text:span text:style-name="T80"><text:tab/><text:tab/>scp avneet@20.237.223.113:/home/avneet/remote_file.txt .</text:span></text:p>
      <text:p text:style-name="P103"><text:span text:style-name="T80"/></text:p>
      <text:p text:style-name="P102"><text:span text:style-name="T83">4</text:span><text:span text:style-name="T82">6. whoami: </text:span><text:span text:style-name="T81">tells about the current user working on machine.</text:span></text:p>
      <text:p text:style-name="P102"><text:span text:style-name="T81"/></text:p>
      <text:p text:style-name="P102"><text:span text:style-name="T82">47. who: </text:span><text:span text:style-name="T81">tells about all the users in the current system.</text:span></text:p>
      <text:p text:style-name="P102"><text:span text:style-name="T81"/></text:p>
      <text:p text:style-name="P102"><text:span text:style-name="T82">48. su: </text:span><text:span text:style-name="T81">allows us to run the shell as another user:</text:span></text:p>
      <text:p text:style-name="P102"><text:span text:style-name="T81"><text:tab/> <text:s/>Eg: su username</text:span></text:p>
      <text:p text:style-name="P102"><text:span text:style-name="T81"><text:tab/></text:span><text:span text:style-name="T82">Options:</text:span></text:p>
      <text:p text:style-name="P102"><text:span text:style-name="T82"><text:tab/><text:tab/>su - : </text:span><text:span text:style-name="T81">will change the user to root.</text:span></text:p>
      <text:p text:style-name="P102"><text:span text:style-name="T81"/></text:p>
      <text:p text:style-name="P102"><text:span text:style-name="T81"><text:tab/><text:tab/></text:span></text:p>
      <text:p text:style-name="P105"><text:soft-page-break/><text:span text:style-name="T82">49. To Add Another User : command: </text:span><text:span text:style-name="T81">useradd -m username (using -m option will add the home directory to the user)</text:span></text:p>
      <text:p text:style-name="P105"><text:span text:style-name="T81"/></text:p>
      <text:p text:style-name="P105"><text:span text:style-name="T81"><text:tab/><text:tab/><text:tab/><text:tab/> <text:s text:c="4"/></text:span><text:span text:style-name="T82">set password: </text:span><text:span text:style-name="T81">passwd username</text:span></text:p>
      <text:p text:style-name="P105"><text:span text:style-name="T81"/></text:p>
      <text:p text:style-name="P105"><text:span text:style-name="T82">50. To delete a user: </text:span><text:span text:style-name="T81"><text:s/>deluser username</text:span></text:p>
      <text:p text:style-name="P104"><text:span text:style-name="T82"/></text:p>
      <text:p text:style-name="P104"><text:span text:style-name="T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svg:font-family="'Google Sans', arial, sans-serif"/>
    <style:font-face style:name="Lohit Devanagari1" svg:font-family="'Lohit Devanagari'"/>
    <style:font-face style:name="Nunito" svg:font-family="Nuni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6T12:46:42.055339508</meta:creation-date>
    <dc:date>2023-10-18T14:24:49.854778821</dc:date>
    <meta:editing-duration>PT2H36M28S</meta:editing-duration>
    <meta:editing-cycles>7</meta:editing-cycles>
    <meta:generator>LibreOffice/6.0.7.3$Linux_X86_64 LibreOffice_project/00m0$Build-3</meta:generator>
    <meta:document-statistic meta:table-count="0" meta:image-count="0" meta:object-count="0" meta:page-count="12" meta:paragraph-count="355" meta:word-count="2425" meta:character-count="14593" meta:non-whitespace-character-count="11652"/>
  </office:meta>
</office:document-meta>
</file>